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StarSymbol1" svg:font-family="StarSymbol" style:font-pitch="variable" style:font-charset="x-symbol"/>
    <style:font-face style:name="Times New Roman3" svg:font-family="'Times New Roman'" style:font-pitch="variable" style:font-charset="x-symbol"/>
    <style:font-face style:name="Times New Roman2" svg:font-family="'Times New Roman'" style:font-family-generic="roman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4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9" style:family="table">
      <style:table-properties style:width="9.151cm" table:align="margins"/>
    </style:style>
    <style:style style:name="Tableau9.A" style:family="table-column">
      <style:table-column-properties style:column-width="2.305cm" style:rel-column-width="16506*"/>
    </style:style>
    <style:style style:name="Tableau9.B" style:family="table-column">
      <style:table-column-properties style:column-width="1.711cm" style:rel-column-width="12257*"/>
    </style:style>
    <style:style style:name="Tableau9.E" style:family="table-column">
      <style:table-column-properties style:column-width="1.711cm" style:rel-column-width="12258*"/>
    </style:style>
    <style:style style:name="Tableau9.1" style:family="table-row">
      <style:table-row-properties style:row-height="0.7cm"/>
    </style:style>
    <style:style style:name="Tableau9.A1" style:family="table-cell">
      <style:table-cell-properties style:vertical-align="middle" fo:padding="0.097cm" fo:border="none"/>
    </style:style>
    <style:style style:name="Tableau9.B1" style:family="table-cell" style:data-style-name="N0">
      <style:table-cell-properties style:vertical-align="middle" fo:background-color="#d0d3e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E1" style:family="table-cell">
      <style:table-cell-properties style:vertical-align="middle" fo:background-color="#d0d3ea" fo:padding="0.097cm" fo:border="0.5pt solid #000000">
        <style:background-image/>
      </style:table-cell-properties>
    </style:style>
    <style:style style:name="Tableau9.B2" style:family="table-cell">
      <style:table-cell-properties style:vertical-align="middle" fo:background-color="#ffff8b" fo:padding="0.097cm" fo:border-left="0.5pt solid #000000" fo:border-right="none" fo:border-top="none" fo:border-bottom="0.5pt solid #000000">
        <style:background-image/>
      </style:table-cell-properties>
    </style:style>
    <style:style style:name="Tableau9.C2" style:family="table-cell">
      <style:table-cell-properties style:vertical-align="middle" fo:background-color="#ffff8b" fo:padding="0.097cm" fo:border-left="0.5pt solid #000000" fo:border-right="none" fo:border-top="none" fo:border-bottom="0.5pt solid #000000">
        <style:background-image/>
      </style:table-cell-properties>
    </style:style>
    <style:style style:name="Tableau9.D2" style:family="table-cell">
      <style:table-cell-properties style:vertical-align="middle" fo:background-color="#ffff8b" fo:padding="0.097cm" fo:border-left="0.5pt solid #000000" fo:border-right="none" fo:border-top="none" fo:border-bottom="0.5pt solid #000000">
        <style:background-image/>
      </style:table-cell-properties>
    </style:style>
    <style:style style:name="Tableau9.E2" style:family="table-cell">
      <style:table-cell-properties style:vertical-align="middle" fo:background-color="#ffff8b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0" style:family="table">
      <style:table-properties style:width="9.151cm" table:align="margins"/>
    </style:style>
    <style:style style:name="Tableau10.A" style:family="table-column">
      <style:table-column-properties style:column-width="2.305cm" style:rel-column-width="16506*"/>
    </style:style>
    <style:style style:name="Tableau10.B" style:family="table-column">
      <style:table-column-properties style:column-width="1.711cm" style:rel-column-width="12257*"/>
    </style:style>
    <style:style style:name="Tableau10.E" style:family="table-column">
      <style:table-column-properties style:column-width="1.711cm" style:rel-column-width="12258*"/>
    </style:style>
    <style:style style:name="Tableau10.1" style:family="table-row">
      <style:table-row-properties style:row-height="0.7cm"/>
    </style:style>
    <style:style style:name="Tableau10.A1" style:family="table-cell">
      <style:table-cell-properties style:vertical-align="middle" fo:padding="0.097cm" fo:border="none"/>
    </style:style>
    <style:style style:name="Tableau10.B1" style:family="table-cell">
      <style:table-cell-properties style:vertical-align="middle" fo:background-color="#d0d3e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C1" style:family="table-cell" style:data-style-name="N0">
      <style:table-cell-properties style:vertical-align="middle" fo:background-color="#d0d3e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0.E1" style:family="table-cell" style:data-style-name="N0">
      <style:table-cell-properties style:vertical-align="middle" fo:background-color="#d0d3ea" fo:padding="0.097cm" fo:border="0.5pt solid #000000">
        <style:background-image/>
      </style:table-cell-properties>
    </style:style>
    <style:style style:name="Tableau10.B2" style:family="table-cell">
      <style:table-cell-properties style:vertical-align="middle" fo:background-color="#ffff8b" fo:padding="0.097cm" fo:border-left="0.5pt solid #000000" fo:border-right="none" fo:border-top="none" fo:border-bottom="0.5pt solid #000000">
        <style:background-image/>
      </style:table-cell-properties>
    </style:style>
    <style:style style:name="Tableau10.C2" style:family="table-cell">
      <style:table-cell-properties style:vertical-align="middle" fo:background-color="#ffff8b" fo:padding="0.097cm" fo:border-left="0.5pt solid #000000" fo:border-right="none" fo:border-top="none" fo:border-bottom="0.5pt solid #000000">
        <style:background-image/>
      </style:table-cell-properties>
    </style:style>
    <style:style style:name="Tableau10.D2" style:family="table-cell">
      <style:table-cell-properties style:vertical-align="middle" fo:background-color="#ffff8b" fo:padding="0.097cm" fo:border-left="0.5pt solid #000000" fo:border-right="none" fo:border-top="none" fo:border-bottom="0.5pt solid #000000">
        <style:background-image/>
      </style:table-cell-properties>
    </style:style>
    <style:style style:name="Tableau10.E2" style:family="table-cell">
      <style:table-cell-properties style:vertical-align="middle" fo:background-color="#ffff8b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_5f_Header_20_D_20_page_20_impaire_20__28_D_29_">
      <style:text-properties officeooo:paragraph-rsid="01a13e78"/>
    </style:style>
    <style:style style:name="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3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5" style:family="paragraph" style:parent-style-name="Header">
      <style:paragraph-properties fo:margin-left="0cm" fo:margin-right="0cm" fo:text-indent="0cm" style:auto-text-indent="false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P11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2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3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45" style:family="paragraph" style:parent-style-name="Footer">
      <style:text-properties officeooo:rsid="00178920" officeooo:paragraph-rsid="00178920"/>
    </style:style>
    <style:style style:name="P46" style:family="paragraph" style:parent-style-name="Footer">
      <style:text-properties officeooo:paragraph-rsid="00c384cf"/>
    </style:style>
    <style:style style:name="P47" style:family="paragraph" style:parent-style-name="Footer">
      <style:paragraph-properties fo:text-align="end" style:justify-single-word="false"/>
      <style:text-properties officeooo:paragraph-rsid="00d4df5c"/>
    </style:style>
    <style:style style:name="P48" style:family="paragraph" style:parent-style-name="Footer">
      <style:paragraph-properties fo:text-align="start" style:justify-single-word="false"/>
      <style:text-properties officeooo:paragraph-rsid="00d4df5c"/>
    </style:style>
    <style:style style:name="P49" style:family="paragraph" style:parent-style-name="Footer">
      <style:paragraph-properties fo:text-align="start" style:justify-single-word="false"/>
      <style:text-properties officeooo:paragraph-rsid="0211dd7e"/>
    </style:style>
    <style:style style:name="P50" style:family="paragraph" style:parent-style-name="Footer">
      <style:text-properties officeooo:paragraph-rsid="00d4df5c"/>
    </style:style>
    <style:style style:name="P51" style:family="paragraph" style:parent-style-name="Footer">
      <style:text-properties officeooo:paragraph-rsid="00863005"/>
    </style:style>
    <style:style style:name="P52" style:family="paragraph" style:parent-style-name="Footer">
      <style:text-properties officeooo:paragraph-rsid="010f7046"/>
    </style:style>
    <style:style style:name="P53" style:family="paragraph" style:parent-style-name="Footer">
      <style:text-properties officeooo:paragraph-rsid="01120261"/>
    </style:style>
    <style:style style:name="P54" style:family="paragraph" style:parent-style-name="Footer">
      <style:text-properties officeooo:paragraph-rsid="030c4d7d"/>
    </style:style>
    <style:style style:name="P55" style:family="paragraph" style:parent-style-name="Footer">
      <style:text-properties officeooo:paragraph-rsid="008d016c"/>
    </style:style>
    <style:style style:name="P56" style:family="paragraph" style:parent-style-name="Footer">
      <style:text-properties officeooo:rsid="0242edd8" officeooo:paragraph-rsid="0242edd8"/>
    </style:style>
    <style:style style:name="P57" style:family="paragraph" style:parent-style-name="Footer">
      <style:text-properties officeooo:paragraph-rsid="00a59a60"/>
    </style:style>
    <style:style style:name="P58" style:family="paragraph" style:parent-style-name="Footer">
      <style:text-properties officeooo:paragraph-rsid="004274bc"/>
    </style:style>
    <style:style style:name="P59" style:family="paragraph" style:parent-style-name="Footer">
      <style:text-properties officeooo:paragraph-rsid="00d8520c"/>
    </style:style>
    <style:style style:name="P60" style:family="paragraph" style:parent-style-name="Footer">
      <style:text-properties officeooo:paragraph-rsid="002aa84d"/>
    </style:style>
    <style:style style:name="P61" style:family="paragraph" style:parent-style-name="Footer">
      <style:text-properties officeooo:rsid="001f8a2d" officeooo:paragraph-rsid="00bd36bc"/>
    </style:style>
    <style:style style:name="P62" style:family="paragraph" style:parent-style-name="Footer">
      <style:text-properties officeooo:rsid="001f8a2d" officeooo:paragraph-rsid="002b33ed"/>
    </style:style>
    <style:style style:name="P63" style:family="paragraph" style:parent-style-name="Footer">
      <style:text-properties officeooo:rsid="011350d1" officeooo:paragraph-rsid="011350d1"/>
    </style:style>
    <style:style style:name="P64" style:family="paragraph" style:parent-style-name="Footer">
      <style:text-properties officeooo:rsid="0096b4e2" officeooo:paragraph-rsid="0096b4e2"/>
    </style:style>
    <style:style style:name="P65" style:family="paragraph" style:parent-style-name="Footer">
      <style:text-properties officeooo:paragraph-rsid="0096b4e2"/>
    </style:style>
    <style:style style:name="P66" style:family="paragraph" style:parent-style-name="Footer">
      <style:text-properties officeooo:paragraph-rsid="02a682f9"/>
    </style:style>
    <style:style style:name="P67" style:family="paragraph" style:parent-style-name="Header">
      <style:paragraph-properties fo:text-align="center" style:justify-single-word="false"/>
      <style:text-properties officeooo:paragraph-rsid="00ab054e"/>
    </style:style>
    <style:style style:name="P68" style:family="paragraph" style:parent-style-name="Header">
      <style:paragraph-properties fo:text-align="center" style:justify-single-word="false"/>
      <style:text-properties officeooo:paragraph-rsid="00c10aa6"/>
    </style:style>
    <style:style style:name="P6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start" style:justify-single-word="false"/>
      <style:text-properties officeooo:paragraph-rsid="0289fb01"/>
    </style:style>
    <style:style style:name="P73" style:family="paragraph" style:parent-style-name="Header">
      <style:paragraph-properties fo:text-align="start" style:justify-single-word="false"/>
      <style:text-properties officeooo:paragraph-rsid="0211dd7e"/>
    </style:style>
    <style:style style:name="P74" style:family="paragraph" style:parent-style-name="Header">
      <style:paragraph-properties fo:text-align="start" style:justify-single-word="false"/>
      <style:text-properties officeooo:paragraph-rsid="02a56131"/>
    </style:style>
    <style:style style:name="P75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6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7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9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80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81" style:family="paragraph" style:parent-style-name="_5f_Header_20_G_20_page_20_impaire_20__28_D_29_">
      <style:text-properties officeooo:paragraph-rsid="01259ec2"/>
    </style:style>
    <style:style style:name="P82" style:family="paragraph" style:parent-style-name="_5f_Header_20_G_20_page_20_impaire_20__28_D_29_">
      <style:text-properties officeooo:paragraph-rsid="00c87b35"/>
    </style:style>
    <style:style style:name="P83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4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5" style:family="paragraph" style:parent-style-name="_5f_Header_20_G_20_page_20_paire_20__28_G_29_">
      <style:text-properties officeooo:paragraph-rsid="00eb2abc"/>
    </style:style>
    <style:style style:name="P86" style:family="paragraph" style:parent-style-name="_5f_Header_20_G_20_page_20_paire_20__28_G_29_">
      <style:paragraph-properties fo:text-align="start" style:justify-single-word="false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N_20_page_20_impaire_20__28_D_29_">
      <style:paragraph-properties fo:text-align="start" style:justify-single-word="false"/>
    </style:style>
    <style:style style:name="P89" style:family="paragraph" style:parent-style-name="_5f_Header_20_N_20_page_20_impaire_20__28_D_29_">
      <style:text-properties officeooo:rsid="027aa87d" officeooo:paragraph-rsid="027aa87d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P10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Header_20_D_20_page_20_paire_20__28_G_29_">
      <style:paragraph-properties fo:text-align="start" style:justify-single-word="false"/>
    </style:style>
    <style:style style:name="P10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7" style:family="paragraph" style:parent-style-name="_5f_Premier_5f_Titre_5f_Exercices_5f_avec_5f_Num_5f_Exo_5f_sans_5f_Titre" style:list-style-name="_5f_Numérotation_20_des_20_exercices" style:master-page-name="_32__5f_1_5f_SERIE_5f_D_5f_GAUCHE_5f_ET_5f_DROITE_5f_2COL">
      <style:paragraph-properties style:page-number="158" fo:break-before="auto" fo:break-after="auto"/>
    </style:style>
    <style:style style:name="P10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style:paragraph-properties fo:text-align="center"/>
    </style:style>
    <style:style style:name="P11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solid" draw:fill-color="#d7e12c"/>
    </style:style>
    <style:style style:name="P1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16" style:family="paragraph">
      <loext:graphic-properties draw:fill="solid" draw:fill-color="#7fb241"/>
    </style:style>
    <style:style style:name="P117" style:family="paragraph">
      <loext:graphic-properties draw:fill="solid" draw:fill-color="#1ca2b8"/>
    </style:style>
    <style:style style:name="P11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d62e4e"/>
    </style:style>
    <style:style style:name="P12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P12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22" style:family="paragraph">
      <style:paragraph-properties fo:margin-left="0cm" fo:margin-right="0cm" fo:margin-top="0cm" fo:margin-bottom="0cm" fo:line-height="100%" fo:text-align="center" fo:text-indent="0cm"/>
    </style:style>
    <style:style style:name="P12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24" style:family="paragraph">
      <loext:graphic-properties draw:fill="solid" draw:fill-color="#9d0f89"/>
    </style:style>
    <style:style style:name="T1" style:family="text">
      <style:text-properties fo:font-variant="small-caps"/>
    </style:style>
    <style:style style:name="T2" style:family="text">
      <style:text-properties fo:font-variant="small-caps" fo:color="#9d0f89" loext:opacity="100%" style:font-name="Bitstream Vera Sans" fo:font-size="16pt" fo:font-weight="bold" officeooo:rsid="01a13e78"/>
    </style:style>
    <style:style style:name="T3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4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5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7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T42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54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55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56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57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58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T59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T60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T61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T62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T63" style:family="text">
      <style:text-properties fo:font-variant="small-caps" officeooo:rsid="0054f64f"/>
    </style:style>
    <style:style style:name="T64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T65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T66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officeooo:rsid="00b6801f"/>
    </style:style>
    <style:style style:name="T76" style:family="text">
      <style:text-properties officeooo:rsid="010c4d3a"/>
    </style:style>
    <style:style style:name="T7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font-size="16pt" style:font-size-asian="16pt" style:font-size-complex="16pt"/>
    </style:style>
    <style:style style:name="T151" style:family="text">
      <style:text-properties officeooo:rsid="01f8729d"/>
    </style:style>
    <style:style style:name="T152" style:family="text">
      <style:text-properties officeooo:rsid="01b6dc57"/>
    </style:style>
    <style:style style:name="T153" style:family="text">
      <style:text-properties officeooo:rsid="00b5d2d1"/>
    </style:style>
    <style:style style:name="T154" style:family="text">
      <style:text-properties officeooo:rsid="015f088a"/>
    </style:style>
    <style:style style:name="T155" style:family="text">
      <style:text-properties officeooo:rsid="0160d7ef"/>
    </style:style>
    <style:style style:name="T156" style:family="text">
      <style:text-properties officeooo:rsid="02735980"/>
    </style:style>
    <style:style style:name="T157" style:family="text">
      <style:text-properties officeooo:rsid="02757f12"/>
    </style:style>
    <style:style style:name="T158" style:family="text">
      <style:text-properties officeooo:rsid="0272f9e5"/>
    </style:style>
    <style:style style:name="T159" style:family="text">
      <style:text-properties officeooo:rsid="026ec296"/>
    </style:style>
    <style:style style:name="T160" style:family="text">
      <style:text-properties officeooo:rsid="0268e0aa"/>
    </style:style>
    <style:style style:name="T161" style:family="text">
      <style:text-properties officeooo:rsid="0072f07f"/>
    </style:style>
    <style:style style:name="T16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3" style:family="text">
      <style:text-properties officeooo:rsid="014407b5"/>
    </style:style>
    <style:style style:name="T164" style:family="text">
      <style:text-properties officeooo:rsid="0334a5be"/>
    </style:style>
    <style:style style:name="T165" style:family="text">
      <style:text-properties officeooo:rsid="0315af39"/>
    </style:style>
    <style:style style:name="T166" style:family="text">
      <style:text-properties officeooo:rsid="008d016c"/>
    </style:style>
    <style:style style:name="T167" style:family="text">
      <style:text-properties officeooo:rsid="009e3fdd"/>
    </style:style>
    <style:style style:name="T168" style:family="text">
      <style:text-properties officeooo:rsid="00a4cf55"/>
    </style:style>
    <style:style style:name="T169" style:family="text">
      <style:text-properties officeooo:rsid="005a3fa8"/>
    </style:style>
    <style:style style:name="T170" style:family="text">
      <style:text-properties officeooo:rsid="00415f3a"/>
    </style:style>
    <style:style style:name="T171" style:family="text">
      <style:text-properties officeooo:rsid="00386ebd"/>
    </style:style>
    <style:style style:name="T172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3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4" style:family="text">
      <style:text-properties officeooo:rsid="00a59a60"/>
    </style:style>
    <style:style style:name="T175" style:family="text">
      <style:text-properties officeooo:rsid="01fe03f2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/>
    <style:style style:name="T181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T182" style:family="text"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T183" style:family="text">
      <style:text-properties fo:color="#000000" loext:opacity="100%" style:text-outline="false" style:text-line-through-style="none" style:text-line-through-type="none" style:font-name="StarSymbol1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84" style:family="text">
      <style:text-properties style:use-window-font-color="true" loext:opacity="0%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85" style:family="text">
      <style:text-properties style:use-window-font-color="true" loext:opacity="0%" style:text-outline="false" style:text-line-through-style="none" style:text-line-through-type="none" style:font-name="Bitstream Vera Sans5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86" style:family="text">
      <style:text-properties style:use-window-font-color="true" loext:opacity="0%" style:text-outline="false" style:text-line-through-style="none" style:text-line-through-type="none" style:font-name="OpenSymbol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87" style:family="text">
      <style:text-properties fo:color="#b3b3b3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.019cm" svg:stroke-color="#000000" draw:marker-start="Arrow_20_concave" draw:marker-start-width="0.199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draw:fill="solid" draw:fill-color="#9d0f89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5" draw:name="Shape2_1" draw:style-name="gr18" draw:text-style-name="P120" svg:width="3.918cm" svg:height="1.031cm" draw:transform="rotate (0.0876155284501153) translate (0.137583333333333cm 0.342194444444444cm)">
        <draw:text-box>
          <text:p text:style-name="P109"><text:span text:style-name="T182">Fiche supplémentaire</text:span></text:p>
        </draw:text-box>
      </draw:frame>
      <draw:line text:anchor-type="page" text:anchor-page-number="1" draw:z-index="2" draw:name="Shape3_0" draw:style-name="gr23" draw:text-style-name="P109" svg:x1="9.931cm" svg:y1="1.411cm" svg:x2="21.998cm" svg:y2="1.411cm">
        <text:p/>
      </draw:line>
      <draw:frame text:anchor-type="page" text:anchor-page-number="1" draw:z-index="1" draw:name="Shape8_0" draw:style-name="gr24" draw:text-style-name="P115" svg:width="2.703cm" svg:height="0.715cm" draw:transform="rotate (0.0872664625997165) translate (1.32644444444444cm 1.21884722222222cm)">
        <draw:text-box>
          <text:p text:style-name="P109"><text:span text:style-name="T181">Série 1</text:span></text:p>
        </draw:text-box>
      </draw:frame>
      <draw:path text:anchor-type="page" text:anchor-page-number="1" draw:z-index="0" draw:name="Shape1" draw:style-name="gr25" draw:text-style-name="P124" svg:width="4.329cm" svg:height="2.24cm" svg:x="0cm" svg:y="0cm" svg:viewBox="0 0 4330 2241" svg:d="M0 2241l3984-288c209-15 363-168 345-342l-170-1611h-4159z">
        <text:p/>
      </draw:path>
      <text:list xml:id="list2564472247" text:style-name="_5f_Numérotation_20_des_20_exercices">
        <text:list-item text:start-value="1">
          <text:h text:style-name="P107" text:outline-level="1" text:restart-numbering="true" text:start-value="1"><text:soft-page-break/><text:span text:style-name="_5f_Caractères">Le prix de 4 stylos est de 5 €. Quel est le prix de 12 stylos ?</text:span></text:h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</text:span></text:p>
      <text:list xml:id="list115050586096998" text:continue-numbering="true" text:style-name="_5f_Numérotation_20_des_20_exercices">
        <text:list-item>
          <text:h text:style-name="_5f_Titre_5f_Exercices_5f_sans_5f_Titre" text:outline-level="1"><text:span text:style-name="_5f_Caractères">Sur une attraction d'une fête foraine, on peut lire : « 4 tickets pour 6 €, 10 tickets pour 12 € ». Les prix sont‑ils proportionnels au nombre de tickets achetés ? Justifie ta réponse.</text:span></text:h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..</text:span></text:p>
      <text:list xml:id="list115051411109901" text:continue-numbering="true" text:style-name="_5f_Numérotation_20_des_20_exercices">
        <text:list-item>
          <text:h text:style-name="_5f_Titre_5f_Exercices_5f_sans_5f_Titre" text:outline-level="1"><text:span text:style-name="_5f_Caractères">Nassim a 11 ans et elle chausse du 35. Quelle sera sa pointure lorsqu’elle aura 22 ans ?</text:span></text:h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...</text:span></text:p>
      <text:list xml:id="list115051501407395" text:continue-numbering="true" text:style-name="_5f_Numérotation_20_des_20_exercices">
        <text:list-item>
          <text:h text:style-name="_5f_Titre_5f_Exercices_5f_sans_5f_Titre" text:outline-level="1"><text:span text:style-name="_5f_Caractères">Au marché, les kiwis sont vendus à l'unité. Le prix de trois kiwis est 1,80 €.</text:span></text:h>
          <text:list>
            <text:list-item>
              <text:p text:style-name="_5f_Paragraphe_5f_avec_5f_Num_5f_Question"><text:span text:style-name="_5f_Caractères">Quel est le prix d'un kiwi ?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.</text:span></text:p>
      <text:list xml:id="list115050389712365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Quel est le prix de sept kiwis ?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..</text:span></text:p>
      <text:list xml:id="list115050102914122" text:continue-numbering="true" text:style-name="_5f_Numérotation_20_des_20_exercices">
        <text:list-item>
          <text:h text:style-name="_5f_Titre_5f_Exercices_5f_sans_5f_Titre" text:outline-level="1"><text:span text:style-name="_5f_Caractères">Six gâteaux coûtent 6,60 €. Sachant que ces gâteaux coûtent tous le même prix, combien coûtent </text:span></text:h>
          <text:list>
            <text:list-item>
              <text:p text:style-name="_5f_Paragraphe_5f_avec_5f_Num_5f_Question"><text:span text:style-name="_5f_Caractères">sept de ces gâteaux ? 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.</text:span></text:p>
      <text:p text:style-name="_5f_Paragraphe_5f_Réponse_5f_Pointillés_5f_Grisés"><text:span text:style-name="_5f_pointillés_20_gris">………………………………………………………….</text:span></text:p>
      <text:list xml:id="list115051650832944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neuf de ces gâteaux ? 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.</text:span></text:p>
      <text:p text:style-name="_5f_Paragraphe_5f_Réponse_5f_Pointillés_5f_Grisés"><text:span text:style-name="_5f_pointillés_20_gris">………………………………………………………….</text:span></text:p>
      <text:list xml:id="list115050350826037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mbien de gâteaux puis-je acheter avec 33 € ?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.</text:span></text:p>
      <text:p text:style-name="_5f_Paragraphe_5f_Réponse_5f_Pointillés_5f_Grisés"><text:span text:style-name="_5f_pointillés_20_gris">………………………………………………………….</text:span></text:p>
      <text:p text:style-name="_5f_Paragraphe_5f_Réponse_5f_Pointillés_5f_Grisés"><text:span text:style-name="_5f_pointillés_20_gris"/></text:p>
      <text:p text:style-name="_5f_Paragraphe_5f_Réponse_5f_Pointillés_5f_Grisés"><text:span text:style-name="_5f_pointillés_20_gris"/></text:p>
      <text:list xml:id="list115051341420767" text:continue-numbering="true" text:style-name="_5f_Numérotation_20_des_20_exercices">
        <text:list-item>
          <text:h text:style-name="_5f_Titre_5f_Exercices_5f_sans_5f_Titre" text:outline-level="1"><text:span text:style-name="_5f_Caractères">Pour cuire 8 cookies dans un four, il faut 6 minutes. Combien de temps faut-il pour cuire 16 cookies ?</text:span></text:h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...</text:span></text:p>
      <text:list xml:id="list115050338932348" text:continue-numbering="true" text:style-name="_5f_Numérotation_20_des_20_exercices">
        <text:list-item>
          <text:h text:style-name="_5f_Titre_5f_Exercices_5f_sans_5f_Titre" text:outline-level="1"><text:span text:style-name="_5f_Caractères">Complète les tableaux de proportionnalité.</text:span></text:h>
          <text:list>
            <text:list-item>
              <text:p text:style-name="_5f_Paragraphe_5f_avec_5f_Num_5f_Question"><draw:g text:anchor-type="paragraph" draw:z-index="4" draw:name="Shape9_2" draw:style-name="gr19"><draw:ellipse draw:style-name="gr20" draw:text-style-name="P121" svg:width="1.382cm" svg:height="0.803cm" svg:x="1.603cm" svg:y="1.041cm" draw:kind="arc" draw:start-angle="90.43" draw:end-angle="268.49"><text:p/></draw:ellipse><draw:ellipse draw:style-name="gr21" draw:text-style-name="P123" svg:width="1.572cm" svg:height="0.569cm" svg:x="0.492cm" svg:y="1.179cm"><text:p text:style-name="P122"><text:span text:style-name="T183">×</text:span><text:span text:style-name="T184"> </text:span><text:span text:style-name="T185">6</text:span></text:p></draw:ellipse></draw:g><text:span text:style-name="_5f_Caractères"/></text:p>
            </text:list-item>
          </text:list>
        </text:list-item>
      </text:list>
      <table:table table:name="Tableau9" table:style-name="Tableau9">
        <table:table-column table:style-name="Tableau9.A"/>
        <table:table-column table:style-name="Tableau9.B" table:number-columns-repeated="3"/>
        <table:table-column table:style-name="Tableau9.E"/>
        <table:table-header-rows>
          <table:table-row table:style-name="Tableau9.1">
            <table:table-cell table:style-name="Tableau9.A1" table:number-rows-spanned="2" office:value-type="string">
              <text:h text:style-name="_5f_Tableau_5f_Centré_5f_Gras" text:outline-level="1"/>
            </table:table-cell>
            <table:table-cell table:style-name="Tableau9.B1" office:value-type="float" office:value="3">
              <text:h text:style-name="_5f_Tableau_5f_Centré_5f_Gras" text:outline-level="1">3</text:h>
            </table:table-cell>
            <table:table-cell table:style-name="Tableau9.B1" office:value-type="float" office:value="4">
              <text:h text:style-name="_5f_Tableau_5f_Centré_5f_Gras" text:outline-level="1">4</text:h>
            </table:table-cell>
            <table:table-cell table:style-name="Tableau9.B1" office:value-type="float" office:value="7.5">
              <text:h text:style-name="_5f_Tableau_5f_Centré_5f_Gras" text:outline-level="1">7,5</text:h>
            </table:table-cell>
            <table:table-cell table:style-name="Tableau9.E1" office:value-type="string">
              <text:h text:style-name="_5f_Tableau_5f_Centré_5f_Gras" text:outline-level="1"><text:span text:style-name="_5f_pointillés_20_gris">…</text:span></text:h>
            </table:table-cell>
          </table:table-row>
        </table:table-header-rows>
        <table:table-row table:style-name="Tableau9.1">
          <table:covered-table-cell/>
          <table:table-cell table:style-name="Tableau9.B2" office:value-type="string">
            <text:h text:style-name="_5f_Tableau_5f_Centré" text:outline-level="1"><text:span text:style-name="_5f_pointillés_20_gris">…</text:span></text:h>
          </table:table-cell>
          <table:table-cell table:style-name="Tableau9.C2" office:value-type="string">
            <text:h text:style-name="_5f_Tableau_5f_Centré" text:outline-level="1"><text:span text:style-name="_5f_pointillés_20_gris">…</text:span></text:h>
          </table:table-cell>
          <table:table-cell table:style-name="Tableau9.D2" office:value-type="string">
            <text:h text:style-name="_5f_Tableau_5f_Centré" text:outline-level="1"><text:span text:style-name="_5f_pointillés_20_gris">…</text:span></text:h>
          </table:table-cell>
          <table:table-cell table:style-name="Tableau9.E2" office:value-type="string">
            <text:h text:style-name="_5f_Tableau_5f_Centré" text:outline-level="1">54</text:h>
          </table:table-cell>
        </table:table-row>
      </table:table>
      <text:list xml:id="list115052034379925" text:continue-numbering="true" text:style-name="_5f_Numérotation_20_des_20_exercices">
        <text:list-item>
          <text:list>
            <text:list-item>
              <text:p text:style-name="_5f_Paragraphe_5f_avec_5f_Num_5f_Question"><text:span text:style-name="Character_5f_20_5f_style"/></text:p>
            </text:list-item>
          </text:list>
        </text:list-item>
      </text:list>
      <table:table table:name="Tableau10" table:style-name="Tableau10">
        <table:table-column table:style-name="Tableau10.A"/>
        <table:table-column table:style-name="Tableau10.B" table:number-columns-repeated="3"/>
        <table:table-column table:style-name="Tableau10.E"/>
        <table:table-header-rows>
          <table:table-row table:style-name="Tableau10.1">
            <table:table-cell table:style-name="Tableau10.A1" table:number-rows-spanned="2" office:value-type="string">
              <text:h text:style-name="_5f_Tableau_5f_Centré_5f_Gras" text:outline-level="1"><draw:g text:anchor-type="paragraph" draw:z-index="3" draw:name="Shape10" draw:style-name="gr22"><draw:ellipse draw:style-name="gr20" draw:text-style-name="P121" svg:width="1.385cm" svg:height="0.802cm" svg:x="1.522cm" svg:y="0.229cm" draw:kind="arc" draw:start-angle="90.43" draw:end-angle="268.49"><text:p/></draw:ellipse><draw:ellipse draw:style-name="gr21" draw:text-style-name="P123" svg:width="1.574cm" svg:height="0.567cm" svg:x="0.409cm" svg:y="0.367cm"><text:p text:style-name="P122"><text:span text:style-name="T186">×</text:span><text:span text:style-name="T187"> ....</text:span></text:p></draw:ellipse></draw:g></text:h>
            </table:table-cell>
            <table:table-cell table:style-name="Tableau10.B1" office:value-type="string">
              <text:h text:style-name="_5f_Tableau_5f_Centré_5f_Gras" text:outline-level="1"><text:span text:style-name="_5f_pointillés_20_gris">…</text:span></text:h>
            </table:table-cell>
            <table:table-cell table:style-name="Tableau10.C1" office:value-type="float" office:value="6">
              <text:h text:style-name="_5f_Tableau_5f_Centré_5f_Gras" text:outline-level="1">6</text:h>
            </table:table-cell>
            <table:table-cell table:style-name="Tableau10.C1" office:value-type="float" office:value="7">
              <text:h text:style-name="_5f_Tableau_5f_Centré_5f_Gras" text:outline-level="1">7</text:h>
            </table:table-cell>
            <table:table-cell table:style-name="Tableau10.E1" office:value-type="float" office:value="12.5">
              <text:h text:style-name="_5f_Tableau_5f_Centré_5f_Gras" text:outline-level="1">12,5</text:h>
            </table:table-cell>
          </table:table-row>
        </table:table-header-rows>
        <table:table-row table:style-name="Tableau10.1">
          <table:covered-table-cell/>
          <table:table-cell table:style-name="Tableau10.B2" office:value-type="string">
            <text:h text:style-name="_5f_Tableau_5f_Centré" text:outline-level="1">45</text:h>
          </table:table-cell>
          <table:table-cell table:style-name="Tableau10.C2" office:value-type="string">
            <text:h text:style-name="_5f_Tableau_5f_Centré" text:outline-level="1"><text:span text:style-name="_5f_pointillés_20_gris">…</text:span></text:h>
          </table:table-cell>
          <table:table-cell table:style-name="Tableau10.D2" office:value-type="string">
            <text:h text:style-name="_5f_Tableau_5f_Centré" text:outline-level="1">35</text:h>
          </table:table-cell>
          <table:table-cell table:style-name="Tableau10.E2" office:value-type="string">
            <text:h text:style-name="_5f_Tableau_5f_Centré" text:outline-level="1"><text:span text:style-name="_5f_pointillés_20_gris">…</text:span></text:h>
          </table:table-cell>
        </table:table-row>
      </table:table>
      <text:list xml:id="list115051703204076" text:continue-numbering="true" text:style-name="_5f_Numérotation_20_des_20_exercices">
        <text:list-item>
          <text:h text:style-name="_5f_Titre_5f_Exercices_5f_sans_5f_Titre" text:outline-level="1"><text:span text:style-name="_5f_Caractères">Une moto consomme en moyenne 4 L de carburant pour faire 100 km.</text:span></text:h>
        </text:list-item>
      </text:list>
      <text:list xml:id="list1362869047" text:style-name="_5f_Numérotation_20_des_20_exercices">
        <text:list-item>
          <text:list>
            <text:list-item>
              <text:p text:style-name="_5f_Paragraphe_5f_avec_5f_Num_5f_Question"><text:span text:style-name="_5f_Caractères">Quelle est la consommation de cette moto pour faire 350 km ?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..</text:span></text:p>
      <text:list xml:id="list115051665939338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Avec 9 L de carburant, quelle distance peut‑elle parcourir en moyenne ?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..</text:span></text:p>
      <text:list xml:id="list115052098685330" text:continue-list="list115051703204076" text:style-name="_5f_Numérotation_20_des_20_exercices">
        <text:list-item>
          <text:h text:style-name="_5f_Titre_5f_Exercices_5f_sans_5f_Titre" text:outline-level="1"><text:span text:style-name="_5f_Caractères">8 oranges coûtent 4 €, 3 citrons coûtent 2 € et 7 poires coûtent 4 €. Quel est le fruit le plus cher ? Quel est le fruit le moins cher ?</text:span></text:h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...</text:span></text:p>
      <text:p text:style-name="Standard"><text:span text:style-name="_5f_pointillés_20_gri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StarSymbol1" svg:font-family="StarSymbol" style:font-pitch="variable" style:font-charset="x-symbol"/>
    <style:font-face style:name="Times New Roman3" svg:font-family="'Times New Roman'" style:font-pitch="variable" style:font-charset="x-symbol"/>
    <style:font-face style:name="Times New Roman2" svg:font-family="'Times New Roman'" style:font-family-generic="roman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4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5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17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4" number:min-decimal-places="0" number:min-integer-digits="0" number:decimal-replacement="" number:grouping="true"/>
    </number:number-style>
    <number:number-style style:name="N108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D_20_page_20_impaire_20__28_D_29_">
      <style:text-properties officeooo:paragraph-rsid="01a13e78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10" style:family="paragraph" style:parent-style-name="Header">
      <style:paragraph-properties fo:text-align="center" style:justify-single-word="false"/>
      <style:text-properties officeooo:paragraph-rsid="00ab054e"/>
    </style:style>
    <style:style style:name="MP1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1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14" style:family="paragraph" style:parent-style-name="Footer">
      <style:paragraph-properties fo:text-align="end" style:justify-single-word="false"/>
      <style:text-properties officeooo:paragraph-rsid="00d4df5c"/>
    </style:style>
    <style:style style:name="MP15" style:family="paragraph" style:parent-style-name="Footer">
      <style:paragraph-properties fo:text-align="start" style:justify-single-word="false"/>
      <style:text-properties officeooo:paragraph-rsid="00d4df5c"/>
    </style:style>
    <style:style style:name="MP16" style:family="paragraph" style:parent-style-name="_5f_Header_20_G_20_page_20_impaire_20__28_D_29_">
      <style:text-properties officeooo:paragraph-rsid="01259ec2"/>
    </style:style>
    <style:style style:name="MP17" style:family="paragraph" style:parent-style-name="_5f_Header_20_G_20_page_20_paire_20__28_G_29_">
      <style:text-properties officeooo:paragraph-rsid="00eb2abc"/>
    </style:style>
    <style:style style:name="MP18" style:family="paragraph" style:parent-style-name="_5f_Footer_20_page_20_paire_20__28_G_29_">
      <style:text-properties fo:font-size="9pt" style:font-size-asian="9pt" style:font-size-complex="9pt"/>
    </style:style>
    <style:style style:name="MP19" style:family="paragraph" style:parent-style-name="_5f_Header_20_N_20_page_20_impaire_20__28_D_29_">
      <style:paragraph-properties fo:text-align="start" style:justify-single-word="false"/>
    </style:style>
    <style:style style:name="MP20" style:family="paragraph" style:parent-style-name="Footer">
      <style:text-properties officeooo:paragraph-rsid="00d4df5c"/>
    </style:style>
    <style:style style:name="MP2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22" style:family="paragraph">
      <loext:graphic-properties draw:fill="solid" draw:fill-color="#d7e12c"/>
    </style:style>
    <style:style style:name="MP23" style:family="paragraph">
      <style:paragraph-properties fo:text-align="center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3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MP34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3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MP3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3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MP38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3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40" style:family="paragraph" style:parent-style-name="Footer">
      <style:text-properties officeooo:paragraph-rsid="00863005"/>
    </style:style>
    <style:style style:name="MP41" style:family="paragraph" style:parent-style-name="Footer">
      <style:text-properties officeooo:paragraph-rsid="010f7046"/>
    </style:style>
    <style:style style:name="MP42" style:family="paragraph" style:parent-style-name="Footer">
      <style:text-properties officeooo:paragraph-rsid="01120261"/>
    </style:style>
    <style:style style:name="MP43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4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45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46" style:family="paragraph" style:parent-style-name="_5f_Header_20_D_20_page_20_paire_20__28_G_29_">
      <style:paragraph-properties fo:text-align="start" style:justify-single-word="false"/>
    </style:style>
    <style:style style:name="MP47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48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49" style:family="paragraph" style:parent-style-name="_5f_Header_20_G_20_page_20_paire_20__28_G_29_">
      <style:paragraph-properties fo:text-align="start" style:justify-single-word="false"/>
    </style:style>
    <style:style style:name="MP50" style:family="paragraph" style:parent-style-name="Footer">
      <style:text-properties officeooo:paragraph-rsid="030c4d7d"/>
    </style:style>
    <style:style style:name="MP51" style:family="paragraph" style:parent-style-name="_5f_Header_20_G_20_page_20_paire_20__28_G_29_">
      <style:text-properties officeooo:paragraph-rsid="0334a5be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3" style:family="paragraph" style:parent-style-name="Header">
      <style:paragraph-properties fo:text-align="start" style:justify-single-word="false"/>
      <style:text-properties officeooo:paragraph-rsid="0289fb01"/>
    </style:style>
    <style:style style:name="MP54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_5f_Header_20_N_20_page_20_impaire_20__28_D_29_">
      <style:text-properties officeooo:rsid="027aa87d" officeooo:paragraph-rsid="027aa87d"/>
    </style:style>
    <style:style style:name="MP58" style:family="paragraph" style:parent-style-name="_5f_Header_20_N_20_page_20_impaire_20__28_D_29_">
      <style:text-properties officeooo:rsid="0277791e" officeooo:paragraph-rsid="0277791e"/>
    </style:style>
    <style:style style:name="MP5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1" style:family="paragraph" style:parent-style-name="Footer">
      <style:text-properties officeooo:rsid="0242edd8" officeooo:paragraph-rsid="0242edd8"/>
    </style:style>
    <style:style style:name="MP62" style:family="paragraph" style:parent-style-name="Footer">
      <style:paragraph-properties fo:text-align="start" style:justify-single-word="false"/>
      <style:text-properties officeooo:paragraph-rsid="0211dd7e"/>
    </style:style>
    <style:style style:name="MP63" style:family="paragraph" style:parent-style-name="Head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6" style:family="paragraph" style:parent-style-name="Footer">
      <style:text-properties officeooo:paragraph-rsid="00a59a60"/>
    </style:style>
    <style:style style:name="MP67" style:family="paragraph" style:parent-style-name="Footer">
      <style:text-properties officeooo:paragraph-rsid="004274bc"/>
    </style:style>
    <style:style style:name="MP68" style:family="paragraph" style:parent-style-name="Header">
      <style:paragraph-properties fo:text-align="center" style:justify-single-word="false"/>
      <style:text-properties officeooo:paragraph-rsid="00c10aa6"/>
    </style:style>
    <style:style style:name="MP69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0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4" style:family="paragraph" style:parent-style-name="Footer">
      <style:text-properties officeooo:paragraph-rsid="00d8520c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6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7" style:family="paragraph" style:parent-style-name="Footer">
      <style:text-properties officeooo:paragraph-rsid="002aa84d"/>
    </style:style>
    <style:style style:name="MP78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9" style:family="paragraph">
      <loext:graphic-properties draw:fill="solid" draw:fill-color="#7fb241"/>
    </style:style>
    <style:style style:name="MP8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8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MP8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8" style:family="paragraph" style:parent-style-name="_5f_Header_20_G_20_page_20_impaire_20__28_D_29_">
      <style:text-properties officeooo:paragraph-rsid="00c87b35"/>
    </style:style>
    <style:style style:name="MP8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MP9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MP9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3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6" style:family="paragraph" style:parent-style-name="Header">
      <style:paragraph-properties fo:margin-left="0cm" fo:margin-right="0cm" fo:text-indent="0cm" style:auto-text-indent="false"/>
    </style:style>
    <style:style style:name="MT1" style:family="text">
      <style:text-properties fo:font-variant="small-caps" fo:color="#9d0f89" loext:opacity="100%" style:font-name="Bitstream Vera Sans" fo:font-size="16pt" fo:font-weight="bold" officeooo:rsid="01a13e78"/>
    </style:style>
    <style:style style:name="MT2" style:family="text">
      <style:text-properties officeooo:rsid="00b6801f"/>
    </style:style>
    <style:style style:name="MT3" style:family="text">
      <style:text-properties officeooo:rsid="010c4d3a"/>
    </style:style>
    <style:style style:name="MT4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5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6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7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10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11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12" style:family="text">
      <style:text-properties fo:font-size="16pt" style:font-size-asian="16pt" style:font-size-complex="16pt"/>
    </style:style>
    <style:style style:name="MT13" style:family="text"/>
    <style:style style:name="MT14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15" style:family="text">
      <style:text-properties officeooo:rsid="01f8729d"/>
    </style:style>
    <style:style style:name="MT16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8" style:family="text">
      <style:text-properties officeooo:rsid="01b6dc57"/>
    </style:style>
    <style:style style:name="MT19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20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22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23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24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25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26" style:family="text">
      <style:text-properties officeooo:rsid="00b5d2d1"/>
    </style:style>
    <style:style style:name="MT27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28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29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30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31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32" style:family="text">
      <style:text-properties officeooo:rsid="015f088a"/>
    </style:style>
    <style:style style:name="MT33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34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35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37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MT38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MT40" style:family="text">
      <style:text-properties officeooo:rsid="0160d7ef"/>
    </style:style>
    <style:style style:name="MT41" style:family="text">
      <style:text-properties officeooo:rsid="02735980"/>
    </style:style>
    <style:style style:name="MT42" style:family="text">
      <style:text-properties officeooo:rsid="02757f12"/>
    </style:style>
    <style:style style:name="MT43" style:family="text">
      <style:text-properties officeooo:rsid="0272f9e5"/>
    </style:style>
    <style:style style:name="MT44" style:family="text">
      <style:text-properties officeooo:rsid="026ec296"/>
    </style:style>
    <style:style style:name="MT45" style:family="text">
      <style:text-properties officeooo:rsid="0268e0aa"/>
    </style:style>
    <style:style style:name="MT46" style:family="text">
      <style:text-properties officeooo:rsid="0072f07f"/>
    </style:style>
    <style:style style:name="MT47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48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MT4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51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MT52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53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4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5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56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5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60" style:family="text">
      <style:text-properties officeooo:rsid="014407b5"/>
    </style:style>
    <style:style style:name="MT61" style:family="text">
      <style:text-properties officeooo:rsid="0334a5be"/>
    </style:style>
    <style:style style:name="MT62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MT63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64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66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MT6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69" style:family="text">
      <style:text-properties officeooo:rsid="0315af39"/>
    </style:style>
    <style:style style:name="MT70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MT71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72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73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MT74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MT75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MT7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7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78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2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3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8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88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8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0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2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96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98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99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1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3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06" style:family="text">
      <style:text-properties officeooo:rsid="008d016c"/>
    </style:style>
    <style:style style:name="MT107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08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16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1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18" style:family="text">
      <style:text-properties officeooo:rsid="009e3fdd"/>
    </style:style>
    <style:style style:name="MT119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3" style:family="text">
      <style:text-properties fo:font-variant="small-caps" officeooo:rsid="0054f64f"/>
    </style:style>
    <style:style style:name="MT124" style:family="text">
      <style:text-properties fo:font-variant="small-caps"/>
    </style:style>
    <style:style style:name="MT125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26" style:family="text">
      <style:text-properties officeooo:rsid="00a4cf55"/>
    </style:style>
    <style:style style:name="MT12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2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29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1" style:family="text">
      <style:text-properties officeooo:rsid="005a3fa8"/>
    </style:style>
    <style:style style:name="MT132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133" style:family="text">
      <style:text-properties officeooo:rsid="00415f3a"/>
    </style:style>
    <style:style style:name="MT134" style:family="text">
      <style:text-properties officeooo:rsid="00386ebd"/>
    </style:style>
    <style:style style:name="MT135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MT136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MT137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38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39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0" style:family="text">
      <style:text-properties officeooo:rsid="00a59a60"/>
    </style:style>
    <style:style style:name="MT141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2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3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4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45" style:family="text">
      <style:text-properties officeooo:rsid="01fe03f2"/>
    </style:style>
    <style:style style:name="MT146" style:family="text">
      <style:text-properties fo:font-variant="small-caps" officeooo:rsid="0096b4e2"/>
    </style:style>
    <style:style style:name="MT147" style:family="text">
      <style:text-properties fo:font-variant="small-caps" officeooo:rsid="00a847d5"/>
    </style:style>
    <style:style style:name="MT148" style:family="text">
      <style:text-properties officeooo:rsid="0096b4e2"/>
    </style:style>
    <style:style style:name="MT149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0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1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3" style:family="text">
      <style:text-properties officeooo:rsid="0032e83a"/>
    </style:style>
    <style:style style:name="MT154" style:family="text">
      <style:text-properties officeooo:rsid="002b33ed"/>
    </style:style>
    <style:style style:name="MT15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5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5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58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59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0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3" style:family="text">
      <style:text-properties fo:font-variant="small-caps" officeooo:rsid="007d7a6f"/>
    </style:style>
    <style:style style:name="MT164" style:family="text">
      <style:text-properties officeooo:rsid="00a59037"/>
    </style:style>
    <style:style style:name="MT165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67" style:family="text">
      <style:text-properties fo:font-variant="small-caps" officeooo:rsid="00990660"/>
    </style:style>
    <style:style style:name="MT168" style:family="text">
      <style:text-properties fo:font-variant="small-caps" officeooo:rsid="00b5d2d1"/>
    </style:style>
    <style:style style:name="MT169" style:family="text">
      <style:text-properties fo:font-variant="small-caps" officeooo:rsid="00b6801f"/>
    </style:style>
    <style:style style:name="MT170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1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3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4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75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T176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MT177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178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MT179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180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MT181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1">Utiliser des données</text:span> : <text:span text:style-name="MT1">Organiser</text:span> </text:p>
      </style:header>
      <style:header-left>
        <text:p text:style-name="MP1"><text:span text:style-name="MT1">Utiliser des données</text:span> : <text:span text:style-name="MT1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09" draw:name="Shape4_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>
      <style:footer-left>
        <text:p text:style-name="MP6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10" draw:name="Shape4_7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">Utilis</text:span><text:span text:style-name="MT4">er des</text:span><text:span text:style-name="MT3"> données </text:span>: <text:span text:style-name="MT5">Organiser</text:span> </text:p>
      </style:header>
      <style:header-left>
        <text:p text:style-name="_5f_Header_20_D_20_page_20_paire_20__28_G_29_"><text:s/><text:span text:style-name="MT3">Utilis</text:span><text:span text:style-name="MT4">er des</text:span><text:span text:style-name="MT3"> données </text:span>: <text:span text:style-name="MT5">Organiser</text:span> </text:p>
      </style:header-left>
      <style:footer>
        <text:p text:style-name="MP6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">Utilis</text:span><text:span text:style-name="MT7">er</text:span><text:span text:style-name="MT6"> de</text:span><text:span text:style-name="MT7">s</text:span><text:span text:style-name="MT6"> données</text:span><text:span text:style-name="MT8"> : </text:span><text:span text:style-name="MT9">Organiser</text:span><text:span text:style-name="MT8"> </text:span></text:p></draw:text-box></draw:frame><draw:g text:anchor-type="paragraph" draw:z-index="211" draw:name="Shape4_7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">Utilis</text:span><text:span text:style-name="MT7">er</text:span><text:span text:style-name="MT6"> de</text:span><text:span text:style-name="MT7">s</text:span><text:span text:style-name="MT6"> données</text:span><text:span text:style-name="MT8"> : </text:span><text:span text:style-name="MT9">Organiser</text:span><text:span text:style-name="MT8"> </text:span></text:p></draw:text-box></draw:frame><draw:g text:anchor-type="paragraph" draw:z-index="212" draw:name="Shape4_75" draw:style-name="Mgr1"><draw:path draw:style-name="Mgr3" draw:text-style-name="MP9" svg:width="0.855cm" svg:height="1.172cm" svg:x="-0.268cm" svg:y="-0.175cm" svg:viewBox="0 0 856 1173" svg:d="M856 1173h-856v-991c0-100 79-182 175-182h505c97 0 176 82 176 182z"><text:p/></draw:path></draw:g><draw:g text:anchor-type="paragraph" draw:z-index="213" draw:name="Shape4_25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10"><text:span text:style-name="MT10">Repères du plan : Se repérer</text:span> </text:p>
      </style:header>
      <style:header-left>
        <text:p text:style-name="MP10"><text:span text:style-name="MT10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14" draw:name="Shape4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>
      <style:footer-left>
        <text:p text:style-name="MP6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15" draw:name="Shape4_11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3">Utilis</text:span><text:span text:style-name="MT4">er des</text:span><text:span text:style-name="MT3"> données </text:span>: <text:span text:style-name="MT11">Représenter</text:span> </text:p>
      </style:header>
      <style:header-left>
        <text:p text:style-name="_5f_Header_20_D_20_page_20_paire_20__28_G_29_"><text:span text:style-name="_5f_Caractères"><text:span text:style-name="MT12"><text:s/>Utiliser des données : Représenter </text:span></text:span></text:p>
      </style:header-left>
      <style:footer>
        <text:p text:style-name="MP6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6">Utilis</text:span><text:span text:style-name="MT7">er</text:span><text:span text:style-name="MT6"> de</text:span><text:span text:style-name="MT7">s</text:span><text:span text:style-name="MT6"> données</text:span><text:span text:style-name="MT8"> : </text:span><text:span text:style-name="MT14">représenter</text:span><text:span text:style-name="MT8"> </text:span></text:p></draw:text-box></draw:frame><draw:g text:anchor-type="paragraph" draw:z-index="216" draw:name="Shape4_70" draw:style-name="Mgr1"><draw:path draw:style-name="Mgr3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">Utilis</text:span><text:span text:style-name="MT7">er</text:span><text:span text:style-name="MT6"> de</text:span><text:span text:style-name="MT7">s</text:span><text:span text:style-name="MT6"> données</text:span><text:span text:style-name="MT8"> : </text:span><text:span text:style-name="MT14">représenter</text:span><text:span text:style-name="MT8"> </text:span></text:p></draw:text-box></draw:frame><draw:g text:anchor-type="paragraph" draw:z-index="217" draw:name="Shape4_91" draw:style-name="Mgr1"><draw:path draw:style-name="Mgr3" draw:text-style-name="MP9" svg:width="0.855cm" svg:height="1.172cm" svg:x="-0.268cm" svg:y="-0.175cm" svg:viewBox="0 0 856 1173" svg:d="M856 1173h-856v-991c0-100 79-182 175-182h505c97 0 176 82 176 182z"><text:p/></draw:path></draw:g><draw:g text:anchor-type="paragraph" draw:z-index="218" draw:name="Shape4_9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2" draw:name="Shape4_82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15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Résoudre des problèmes</text:p></draw:text-box></draw:frame><draw:g text:anchor-type="paragraph" draw:z-index="223" draw:name="Shape4_97" draw:style-name="Mgr1"><draw:path draw:style-name="Mgr4" draw:text-style-name="MP11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24" draw:name="Shape4_6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25" draw:name="Shape4_89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18">Calculer : </text:span><text:span text:style-name="MT19">Distributivité</text:span><text:span text:style-name="MT18"> </text:span></text:p>
      </style:header>
      <style:header-left>
        <text:p text:style-name="_5f_Header_20_N_20_page_20_impaire_20__28_D_29_"><text:span text:style-name="MT18">Calculer : </text:span><text:span text:style-name="MT19">Distributivité</text:span><text:span text:style-name="MT18"> </text:span></text:p>
      </style:header-left>
      <style:footer>
        <text:p text:style-name="MP2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32" draw:name="Shape4_7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20">calculer</text:span><text:span text:style-name="MT21"> : </text:span><text:span text:style-name="MT22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33" draw:name="Shape4_64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34" draw:name="Shape4_8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81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18">Calculer : </text:span><text:span text:style-name="MT23">Critères de divisibilité</text:span><text:span text:style-name="MT18"> </text:span></text:p>
      </style:header>
      <style:header-left>
        <text:p text:style-name="_5f_Header_20_N_20_page_20_impaire_20__28_D_29_"><text:span text:style-name="MT18">Calculer : </text:span><text:span text:style-name="MT23">Critères de divisibilité</text:span><text:span text:style-name="MT18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36" draw:name="Shape4_6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20">calculer</text:span><text:span text:style-name="MT21"> : </text:span><text:span text:style-name="MT24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5"><text:span text:style-name="MT20">calculer</text:span><text:span text:style-name="MT21"> : </text:span><text:span text:style-name="MT24">critères de divisibilité</text:span></text:p></draw:text-box></draw:frame><draw:g text:anchor-type="paragraph" draw:z-index="237" draw:name="Shape4_65" draw:style-name="Mgr1"><draw:path draw:style-name="Mgr4" draw:text-style-name="MP11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16"><text:span text:style-name="MT25">G</text:span>éométrie plane : Parallèles, perpendiculaires,<text:line-break/> distances</text:p>
      </style:header>
      <style:header-left>
        <text:p text:style-name="MP17"><text:s/><text:span text:style-name="MT25">Géométrie plane</text:span> : <text:span text:style-name="MT26">P</text:span><text:span text:style-name="MT27">arallèles, perpendiculaires,<text:line-break/> </text:span><text:span text:style-name="MT28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29">Géométrie plane : </text:span><text:span text:style-name="MT30">parallèles, perpendiculaires, </text:span><text:span text:style-name="MT31">distances</text:span></text:h></draw:text-box></draw:frame><draw:g text:anchor-type="paragraph" draw:z-index="238" draw:name="Shape4_59" draw:style-name="Mgr1"><draw:path draw:style-name="Mgr2" draw:text-style-name="MP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18" text:outline-level="1"><text:span text:style-name="MT32">G</text:span>éométrie plane : Parallèles, perpendiculaires, distances</text:h></draw:text-box></draw:frame><draw:g text:anchor-type="paragraph" draw:z-index="239" draw:name="Shape4_62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18">Calculer : </text:span><text:span text:style-name="MT33">Diviser</text:span><text:span text:style-name="MT18"> </text:span></text:p>
      </style:header>
      <style:header-left>
        <text:p text:style-name="_5f_Header_20_N_20_page_20_impaire_20__28_D_29_"><text:span text:style-name="MT18">Calculer : </text:span><text:span text:style-name="MT33">Diviser</text:span><text:span text:style-name="MT18"> </text:span></text:p>
      </style:header-left>
      <style:footer>
        <text:p text:style-name="MP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4"><draw:g text:anchor-type="paragraph" draw:z-index="240" draw:name="Shape4_51" draw:style-name="Mgr1"><draw:path draw:style-name="Mgr4" draw:text-style-name="MP11" svg:width="0.855cm" svg:height="1.172cm" svg:x="7.545cm" svg:y="-0.194cm" svg:viewBox="0 0 856 1173" svg:d="M856 1173h-856v-991c0-100 79-182 175-182h505c97 0 176 82 176 182z"><text:p/></draw:path></draw:g><text:span text:style-name="MT20">calculer</text:span><text:span text:style-name="MT21"> : </text:span><text:span text:style-name="MT34">diviser</text:span></text:p></draw:text-box></draw:frame></text:p>
      </style:footer>
      <style:footer-left>
        <text:p text:style-name="MP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5"><text:span text:style-name="MT20">calculer</text:span><text:span text:style-name="MT21"> : </text:span><text:span text:style-name="MT34">diviser</text:span></text:p></draw:text-box></draw:frame><draw:g text:anchor-type="paragraph" draw:z-index="241" draw:name="Shape4_60" draw:style-name="Mgr1"><draw:path draw:style-name="Mgr4" draw:text-style-name="MP11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42" draw:name="Shape4_54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43" draw:name="Shape4_5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58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19">Calculer : <text:span text:style-name="MT35">Multiplier</text:span> </text:p>
      </style:header>
      <style:header-left>
        <text:p text:style-name="MP19">Calculer : <text:span text:style-name="MT35">Multiplier</text:span> </text:p>
      </style:header-left>
      <style:footer>
        <text:p text:style-name="MP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4"><draw:g text:anchor-type="paragraph" draw:z-index="245" draw:name="Shape4_55" draw:style-name="Mgr1"><draw:path draw:style-name="Mgr4" draw:text-style-name="MP11" svg:width="0.855cm" svg:height="1.172cm" svg:x="7.535cm" svg:y="-0.178cm" svg:viewBox="0 0 856 1173" svg:d="M856 1173h-856v-991c0-100 79-182 175-182h505c97 0 176 82 176 182z"><text:p/></draw:path></draw:g><text:span text:style-name="MT20">calculer</text:span><text:span text:style-name="MT21"> : </text:span><text:span text:style-name="MT36">Multiplier</text:span></text:p></draw:text-box></draw:frame></text:p>
      </style:footer>
      <style:footer-left>
        <text:p text:style-name="MP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5"><text:span text:style-name="MT20">calculer</text:span><text:span text:style-name="MT21"> : </text:span><text:span text:style-name="MT36">Multiplier</text:span></text:p></draw:text-box></draw:frame><draw:g text:anchor-type="paragraph" draw:z-index="246" draw:name="Shape4_262" draw:style-name="Mgr1"><draw:path draw:style-name="Mgr4" draw:text-style-name="MP11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47" draw:name="Shape4_5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48" draw:name="Shape4_5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53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<text:span text:style-name="MT20">calculer</text:span><text:span text:style-name="MT21"> : </text:span><text:span text:style-name="MT20">additionner et soustraire</text:span></text:p></draw:text-box></draw:frame><draw:g text:anchor-type="paragraph" draw:z-index="250" draw:name="Shape4_47" draw:style-name="Mgr1"><draw:path draw:style-name="Mgr4" draw:text-style-name="MP11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<text:span text:style-name="MT20">calculer</text:span><text:span text:style-name="MT21"> : </text:span><text:span text:style-name="MT20">additionner et soustraire</text:span></text:p></draw:text-box></draw:frame><draw:g text:anchor-type="paragraph" draw:z-index="251" draw:name="Shape4_261" draw:style-name="Mgr1"><draw:path draw:style-name="Mgr4" draw:text-style-name="MP11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16">Calculer</text:span> : <text:span text:style-name="MT16">Additionner et soustraire</text:span></text:p>
      </style:header>
      <style:header-left>
        <text:p text:style-name="_5f_Header_20_N_20_page_20_paire_20__28_G_29_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52" draw:name="Shape4_4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53" draw:name="Shape4_48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21"><draw:path text:anchor-type="paragraph" draw:z-index="254" draw:name="Shape1_6" draw:style-name="Mgr5" draw:text-style-name="MP22" svg:width="4.329cm" svg:height="2.238cm" svg:x="-1.5cm" svg:y="-1.001cm" svg:viewBox="0 0 4330 2239" svg:d="M0 2239l3984-288c209-15 363-167 345-342l-170-1609h-4159z"><text:p/></draw:path><draw:line text:anchor-type="paragraph" draw:z-index="255" draw:name="Shape3_10" draw:style-name="Mgr6" draw:text-style-name="MP23" svg:x1="10.308cm" svg:y1="0.388cm" svg:x2="20.496cm" svg:y2="0.36cm"><text:p/></draw:line><text:span text:style-name="MT37">Fractions</text:span><text:span text:style-name="MT38"> : </text:span><text:span text:style-name="MT39">Problèmes</text:span><text:span text:style-name="MT38"> </text:span></text:p>
      </style:header>
      <style:header-left>
        <text:p text:style-name="MP21"><draw:line text:anchor-type="paragraph" draw:z-index="257" draw:name="Shape3_27" draw:style-name="Mgr6" draw:text-style-name="MP23" svg:x1="10.308cm" svg:y1="0.388cm" svg:x2="20.496cm" svg:y2="0.36cm"><text:p/></draw:line><draw:path text:anchor-type="paragraph" draw:z-index="258" draw:name="Shape1_10" draw:style-name="Mgr5" draw:text-style-name="MP22" svg:width="4.329cm" svg:height="2.238cm" svg:x="-1.5cm" svg:y="-1.001cm" svg:viewBox="0 0 4330 2239" svg:d="M0 2239l3984-288c209-15 363-167 345-342l-170-1609h-4159z"><text:p/></draw:path><text:span text:style-name="MT37">Fractions</text:span><text:span text:style-name="MT38"> : </text:span><text:span text:style-name="MT39">Problèmes</text:span><text:span text:style-name="MT38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56" draw:name="Shape4_4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40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62" draw:name="Shape4_4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63" draw:name="Shape4_4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4" draw:name="Shape4_44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5"><draw:line text:anchor-type="paragraph" draw:z-index="265" draw:name="Shape3_9" draw:style-name="Mgr6" draw:text-style-name="MP23" svg:x1="10.37cm" svg:y1="0.365cm" svg:x2="20.496cm" svg:y2="0.36cm"><text:p/></draw:line><draw:path text:anchor-type="paragraph" draw:z-index="266" draw:name="Shape1_4" draw:style-name="Mgr5" draw:text-style-name="MP22" svg:width="4.329cm" svg:height="2.238cm" svg:x="-1.5cm" svg:y="-7.4cm" svg:viewBox="0 0 4330 2239" svg:d="M0 2239l3984-288c209-15 363-167 345-342l-170-1609h-4159z"><text:p/></draw:path><text:span text:style-name="MT41">Fractions</text:span> : <text:span text:style-name="MT41">Opérations</text:span> </text:p>
      </style:header>
      <style:header-left>
        <text:p text:style-name="MP25"><draw:path text:anchor-type="paragraph" draw:z-index="268" draw:name="Shape1_8" draw:style-name="Mgr5" draw:text-style-name="MP22" svg:width="4.329cm" svg:height="2.238cm" svg:x="-1.5cm" svg:y="-7.4cm" svg:viewBox="0 0 4330 2239" svg:d="M0 2239l3984-288c209-15 363-167 345-342l-170-1609h-4159z"><text:p/></draw:path><draw:line text:anchor-type="paragraph" draw:z-index="269" draw:name="Shape3_26" draw:style-name="Mgr6" draw:text-style-name="MP23" svg:x1="10.37cm" svg:y1="0.365cm" svg:x2="20.496cm" svg:y2="0.36cm"><text:p/></draw:line><text:span text:style-name="MT41">Fractions</text:span> : <text:span text:style-name="MT41">Opérations</text:span> </text:p>
      </style:header-left>
      <style:footer>
        <text:p text:style-name="MP2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67" draw:name="Shape4_3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40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70" draw:name="Shape4_3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71" draw:name="Shape4_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4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73" draw:name="Shape3_8" draw:style-name="Mgr6" draw:text-style-name="MP23" svg:x1="17.736cm" svg:y1="0.376cm" svg:x2="20.496cm" svg:y2="0.36cm"><text:p/></draw:line><text:span text:style-name="MT42">Fractions</text:span> : <text:span text:style-name="MT42">Fractions, décimaux et comparaison</text:span></text:p>
      </style:header>
      <style:header-left>
        <text:p text:style-name="MP27"><draw:line text:anchor-type="paragraph" draw:z-index="275" draw:name="Shape3_25" draw:style-name="Mgr6" draw:text-style-name="MP23" svg:x1="17.736cm" svg:y1="0.376cm" svg:x2="20.496cm" svg:y2="0.36cm"><text:p/></draw:line><text:span text:style-name="MT42">Fractions</text:span> : <text:span text:style-name="MT42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74" draw:name="Shape4_3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40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76" draw:name="Shape4_3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77" draw:name="Shape4_35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78" draw:name="Shape4_3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9"><draw:line text:anchor-type="paragraph" draw:z-index="279" draw:name="Shape3_24" draw:style-name="Mgr6" draw:text-style-name="MP23" svg:x1="11.52cm" svg:y1="0.376cm" svg:x2="20.496cm" svg:y2="0.36cm"><text:p/></draw:line><text:span text:style-name="MT43">Fractions</text:span> : <text:span text:style-name="MT43">Droite graduée</text:span></text:p>
      </style:header>
      <style:header-left>
        <text:p text:style-name="MP29"><draw:line text:anchor-type="paragraph" draw:z-index="281" draw:name="Shape3_28" draw:style-name="Mgr6" draw:text-style-name="MP23" svg:x1="11.52cm" svg:y1="0.376cm" svg:x2="20.496cm" svg:y2="0.36cm"><text:p/></draw:line><text:span text:style-name="MT43">Fractions</text:span> : <text:span text:style-name="MT43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0" draw:name="Shape4_30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40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82" draw:name="Shape4_2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1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83" draw:name="Shape4_32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3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31"><draw:line text:anchor-type="paragraph" draw:z-index="285" draw:name="Shape3_14" draw:style-name="Mgr6" draw:text-style-name="MP23" svg:x1="12.876cm" svg:y1="0.392cm" svg:x2="20.496cm" svg:y2="0.36cm"><text:p/></draw:line><draw:path text:anchor-type="paragraph" draw:z-index="286" draw:name="Shape1_3" draw:style-name="Mgr5" draw:text-style-name="MP22" svg:width="4.329cm" svg:height="2.238cm" svg:x="-1.8cm" svg:y="-8.982cm" svg:viewBox="0 0 4330 2239" svg:d="M0 2239l3984-288c209-15 363-167 345-342l-170-1609h-4159z"><text:p/></draw:path><text:span text:style-name="MT44">Fractions</text:span> : <text:span text:style-name="MT44">Vocabulaire et sens</text:span></text:p>
      </style:header>
      <style:header-left>
        <text:p text:style-name="MP31"><draw:line text:anchor-type="paragraph" draw:z-index="288" draw:name="Shape3_23" draw:style-name="Mgr6" draw:text-style-name="MP23" svg:x1="12.876cm" svg:y1="0.392cm" svg:x2="20.496cm" svg:y2="0.36cm"><text:p/></draw:line><draw:path text:anchor-type="paragraph" draw:z-index="289" draw:name="Shape1_7" draw:style-name="Mgr5" draw:text-style-name="MP22" svg:width="4.329cm" svg:height="2.238cm" svg:x="-1.8cm" svg:y="-8.982cm" svg:viewBox="0 0 4330 2239" svg:d="M0 2239l3984-288c209-15 363-167 345-342l-170-1609h-4159z"><text:p/></draw:path><text:span text:style-name="MT44">Fractions</text:span> : <text:span text:style-name="MT44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287" draw:name="Shape4_26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40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90" draw:name="Shape4_2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91" draw:name="Shape4_2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2" draw:name="Shape4_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33"><draw:path text:anchor-type="paragraph" draw:z-index="293" draw:name="Shape1_1" draw:style-name="Mgr5" draw:text-style-name="MP22" svg:width="4.329cm" svg:height="2.238cm" svg:x="-1.8cm" svg:y="-8.982cm" svg:viewBox="0 0 4330 2239" svg:d="M0 2239l3984-288c209-15 363-167 345-342l-170-1609h-4159z"><text:p/></draw:path><draw:line text:anchor-type="paragraph" draw:z-index="294" draw:name="Shape3_13" draw:style-name="Mgr6" draw:text-style-name="MP23" svg:x1="15.337cm" svg:y1="0.36cm" svg:x2="20.496cm" svg:y2="0.36cm"><text:p/></draw:line><text:span text:style-name="MT45">Fractions</text:span> : <text:span text:style-name="MT45">Représentation géométrique</text:span></text:p>
      </style:header>
      <style:header-left>
        <text:p text:style-name="MP33"><draw:line text:anchor-type="paragraph" draw:z-index="295" draw:name="Shape3_21" draw:style-name="Mgr6" draw:text-style-name="MP23" svg:x1="15.337cm" svg:y1="0.36cm" svg:x2="20.496cm" svg:y2="0.36cm"><text:p/></draw:line><draw:path text:anchor-type="paragraph" draw:z-index="296" draw:name="Shape1_13" draw:style-name="Mgr5" draw:text-style-name="MP22" svg:width="4.329cm" svg:height="2.238cm" svg:x="-1.8cm" svg:y="-8.982cm" svg:viewBox="0 0 4330 2239" svg:d="M0 2239l3984-288c209-15 363-167 345-342l-170-1609h-4159z"><text:p/></draw:path><text:span text:style-name="MT45">Fractions</text:span> : <text:span text:style-name="MT45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4"><text:span text:style-name="MT40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97" draw:name="Shape4_24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98" draw:name="Shape4_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9" draw:name="Shape4_86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35"><draw:line text:anchor-type="paragraph" draw:z-index="300" draw:name="Shape3_5" draw:style-name="Mgr6" draw:text-style-name="MP23" svg:x1="18.701cm" svg:y1="0.36cm" svg:x2="20.497cm" svg:y2="0.36cm"><text:p/></draw:line><text:span text:style-name="MT46">Nombres entiers et décimaux</text:span> : <text:span text:style-name="MT46">Comparer, encadrer</text:span></text:p>
      </style:header>
      <style:header-left>
        <text:p text:style-name="MP35"><draw:line text:anchor-type="paragraph" draw:z-index="302" draw:name="Shape3_6" draw:style-name="Mgr6" draw:text-style-name="MP23" svg:x1="18.701cm" svg:y1="0.36cm" svg:x2="20.497cm" svg:y2="0.36cm"><text:p/></draw:line><text:span text:style-name="MT46">Nombres entiers et décimaux</text:span> : <text:span text:style-name="MT46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01" draw:name="Shape4_1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40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303" draw:name="Shape4_14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304" draw:name="Shape4_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5" draw:name="Shape4_2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37"><draw:line text:anchor-type="paragraph" draw:z-index="306" draw:name="Shape3_2" draw:style-name="Mgr6" draw:text-style-name="MP23" svg:x1="16.083cm" svg:y1="0.383cm" svg:x2="20.496cm" svg:y2="0.36cm"><text:p/></draw:line>Nombres entiers et décimaux : Numération</text:p>
      </style:header>
      <style:header-left>
        <text:p text:style-name="MP37"><draw:line text:anchor-type="paragraph" draw:z-index="308" draw:name="Shape3_3" draw:style-name="Mgr7" draw:text-style-name="MP23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307" draw:name="Shape4_4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<text:span text:style-name="MT40">N</text:span>ombres entiers et décimaux : numération</text:p></draw:text-box></draw:frame></text:p>
      </style:footer>
      <style:footer-left>
        <text:p text:style-name="MP2"><draw:g text:anchor-type="paragraph" draw:z-index="309" draw:name="Shape4_8" draw:style-name="Mgr1"><draw:path draw:style-name="Mgr4" draw:text-style-name="MP11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<text:span text:style-name="MT40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310" draw:name="Shape4_7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311" draw:name="Shape4_11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312" draw:name="Shape4_9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39"><draw:line text:anchor-type="paragraph" draw:z-index="313" draw:name="Shape3_15" draw:style-name="Mgr6" draw:text-style-name="MP23" svg:x1="17.597cm" svg:y1="0.383cm" svg:x2="19.595cm" svg:y2="0.383cm"><text:p/></draw:line><text:span text:style-name="MT38">Nombres entiers et décimaux : </text:span><text:span text:style-name="Character_5f_20_5f_style"><text:span text:style-name="MT47">×</text:span></text:span><text:span text:style-name="MT48"> 10, 100, 1000</text:span></text:p>
      </style:header>
      <style:header-left>
        <text:p text:style-name="MP39"><draw:line text:anchor-type="paragraph" draw:z-index="315" draw:name="Shape3_19" draw:style-name="Mgr6" draw:text-style-name="MP23" svg:x1="17.597cm" svg:y1="0.383cm" svg:x2="19.595cm" svg:y2="0.383cm"><text:p/></draw:line><text:span text:style-name="MT38">Nombres entiers et décimaux : </text:span><text:span text:style-name="Character_5f_20_5f_style"><text:span text:style-name="MT47">×</text:span></text:span><text:span text:style-name="MT48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14" draw:name="Shape4_15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20">N</text:span><text:span text:style-name="MT49">ombres entiers et décimaux : </text:span><text:span text:style-name="Character_5f_20_5f_style"><text:span text:style-name="MT47">×</text:span></text:span><text:span text:style-name="MT50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6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316" draw:name="Shape4_1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317" draw:name="Shape4_106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318" draw:name="Shape4_1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5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319" draw:name="Shape4_1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320" draw:name="Shape4_1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116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39"><draw:line text:anchor-type="paragraph" draw:z-index="322" draw:name="Shape3_22" draw:style-name="Mgr8" draw:text-style-name="MP23" svg:x1="16.575cm" svg:y1="0cm" svg:x2="19.073cm" svg:y2="0cm"><text:p/></draw:line><text:span text:style-name="MT38">Nombres entiers et décimaux : </text:span><text:span text:style-name="MT51">La droite graduée</text:span></text:p>
      </style:header>
      <style:header-left>
        <text:p text:style-name="MP39"><draw:line text:anchor-type="paragraph" draw:z-index="324" draw:name="Shape3_37" draw:style-name="Mgr6" draw:text-style-name="MP23" svg:x1="17.999cm" svg:y1="0.36cm" svg:x2="20.497cm" svg:y2="0.36cm"><text:p/></draw:line><text:span text:style-name="MT38">Nombres entiers et décimaux : </text:span><text:span text:style-name="MT51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23" draw:name="Shape4_9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20">N</text:span><text:span text:style-name="MT49">ombres entiers et décimaux : </text:span><text:span text:style-name="MT52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25" draw:name="Shape4_1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20">N</text:span><text:span text:style-name="MT49">ombres entiers et décimaux : </text:span><text:span text:style-name="MT52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19" draw:name="Shape4_6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20" draw:name="Shape4_7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1" draw:name="Shape4_77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18">Calculer : </text:span><text:span text:style-name="MT53">Priorités opératoires</text:span><text:span text:style-name="MT18"> </text:span></text:p>
      </style:header>
      <style:header-left>
        <text:p text:style-name="_5f_Header_20_N_20_page_20_impaire_20__28_D_29_"><text:span text:style-name="MT18">Calculer : </text:span><text:span text:style-name="MT53">Priorités opératoires</text:span><text:span text:style-name="MT18"> </text:span></text:p>
      </style:header-left>
      <style:footer>
        <text:p text:style-name="MP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27" draw:name="Shape4_67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20">calculer</text:span><text:span text:style-name="MT21"> : </text:span><text:span text:style-name="MT54">priorités opératoires</text:span></text:p></draw:text-box></draw:frame></text:p>
      </style:footer>
      <style:footer-left>
        <text:p text:style-name="MP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5"><text:span text:style-name="MT20">calculer</text:span><text:span text:style-name="MT21"> : </text:span><text:span text:style-name="MT54">priorités opératoires</text:span></text:p></draw:text-box></draw:frame><draw:g text:anchor-type="paragraph" draw:z-index="228" draw:name="Shape4_69" draw:style-name="Mgr1"><draw:path draw:style-name="Mgr4" draw:text-style-name="MP11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55">Proportionnalité et pourcentage</text:span><text:span text:style-name="MT3"> </text:span>: <text:span text:style-name="MT56">Pourcentages</text:span> </text:p>
      </style:header>
      <style:header-left>
        <text:p text:style-name="_5f_Header_20_D_20_page_20_impaire_20__28_D_29_"><text:span text:style-name="MT55">Proportionnalité et pourcentage</text:span><text:span text:style-name="MT3"> </text:span>: <text:span text:style-name="MT56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94" draw:name="Shape4_9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7">Proportionnalité et pourcentage : </text:span><text:span text:style-name="MT58">pourcentages</text:span></text:p></draw:text-box></draw:frame></text:p>
      </style:footer>
      <style:footer-left>
        <text:p text:style-name="MP6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2"><text:span text:style-name="MT59">Proportionnalité et pourcentages : </text:span><text:span text:style-name="MT58">pourcentages</text:span></text:p></draw:text-box></draw:frame><draw:g text:anchor-type="paragraph" draw:z-index="195" draw:name="Shape4_112" draw:style-name="Mgr1"><draw:path draw:style-name="Mgr3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55">Proportionnalité et pourcentages</text:span><text:span text:style-name="MT3"> </text:span>: <text:span text:style-name="MT55">proportionnalité</text:span> </text:p>
        <text:p text:style-name="MP43"/>
      </style:header>
      <style:header-left>
        <text:p text:style-name="Header"><text:span text:style-name="MT55">Proportionnalité et pourcentages</text:span><text:span text:style-name="MT3"> </text:span>: <text:span text:style-name="MT55">proportionnalité</text:span> </text:p>
        <text:p text:style-name="MP43"/>
      </style:header-left>
      <style:footer>
        <text:p text:style-name="MP6"><draw:frame draw:style-name="Mfr1" draw:name="Frame1211" text:anchor-type="paragraph" svg:y="-0.06cm" draw:z-index="0"><draw:text-box fo:min-height="0.499cm" fo:min-width="3cm"><draw:frame draw:style-name="Mfr2" draw:name="Frame18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4">Proportionnalité et pourcentages : proportionalité</text:p></draw:text-box></draw:frame><draw:g text:anchor-type="paragraph" draw:z-index="196" draw:name="Shape4_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" text:anchor-type="paragraph" svg:y="-0.06cm" draw:z-index="0"><draw:text-box fo:min-height="0.499cm" fo:min-width="3cm"><draw:frame draw:style-name="Mfr2" draw:name="Frame1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5">: </text:p></draw:text-box></draw:frame><draw:g text:anchor-type="paragraph" draw:z-index="197" draw:name="Shape4_9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<text:span text:style-name="MT60">P</text:span>roportionnalité </text:p>
      </style:header>
      <style:header-left>
        <text:p text:style-name="MP46"><text:span text:style-name="MT55">Proportionnalité</text:span>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1</text:page-number></text:p></draw:text-box></draw:frame><text:p text:style-name="MP47">Proportionnalité et pourcentages : proportionnalité</text:p></draw:text-box></draw:frame><draw:g text:anchor-type="paragraph" draw:z-index="342" draw:name="Shape4_73" draw:style-name="Mgr1"><draw:path draw:style-name="Mgr3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22" text:anchor-type="paragraph" svg:y="-0.06cm" draw:z-index="198"><draw:text-box fo:min-height="0.499cm" fo:min-width="3cm"><draw:frame draw:style-name="Mfr2" draw:name="Frame224" text:anchor-type="frame" svg:x="0.45cm" svg:y="0.079cm" svg:width="0.817cm" draw:z-index="199"><draw:text-box fo:min-height="0.355cm"><text:p text:style-name="MP3"><draw:g text:anchor-type="paragraph" draw:z-index="200" draw:name="Shape4_8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158</text:page-number></text:p></draw:text-box></draw:frame><text:p text:style-name="MP48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55">Proportionnalité et pourcentages</text:span><text:span text:style-name="MT3"> </text:span>: <text:span text:style-name="MT55">proportionnalité</text:span> </text:p>
        <text:p text:style-name="MP43"/>
      </style:header>
      <style:header-left>
        <text:p text:style-name="Header"><text:span text:style-name="MT55">Proportionnalité et pourcentages</text:span><text:span text:style-name="MT3"> </text:span>: <text:span text:style-name="MT55">proportionnalité</text:span> </text:p>
        <text:p text:style-name="MP43"/>
      </style:header-left>
      <style:footer>
        <text:p text:style-name="MP6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4">Proportionnalité et pourcentages : proportionalité</text:p></draw:text-box></draw:frame><draw:g text:anchor-type="paragraph" draw:z-index="201" draw:name="Shape4_2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5">: </text:p></draw:text-box></draw:frame><draw:g text:anchor-type="paragraph" draw:z-index="202" draw:name="Shape4_25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29" draw:name="Shape4_8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30" draw:name="Shape4_26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40" draw:name="Shape3_7" draw:style-name="Mgr9" draw:text-style-name="MP23" svg:x1="15.12cm" svg:y1="0.36cm" svg:x2="20.496cm" svg:y2="0.36cm"><text:p/></draw:line><text:s/><text:span text:style-name="MT61">Angles : </text:span>Angles : <text:span text:style-name="MT62">Comprendre la notion d’angle</text:span></text:p>
      </style:header>
      <style:header-left>
        <text:p text:style-name="MP49"><draw:line text:anchor-type="paragraph" draw:z-index="341" draw:name="Shape3_29" draw:style-name="Mgr9" draw:text-style-name="MP23" svg:x1="15.12cm" svg:y1="0.36cm" svg:x2="20.496cm" svg:y2="0.36cm"><text:p/></draw:line>Angles : <text:span text:style-name="MT62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63">Angles : </text:span><text:span text:style-name="MT64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63">Angles : </text:span><text:span text:style-name="MT65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63">Angles : </text:span><text:span text:style-name="MT66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51"><draw:line text:anchor-type="paragraph" draw:z-index="339" draw:name="Shape3_33" draw:style-name="Mgr9" draw:text-style-name="MP23" svg:x1="15.12cm" svg:y1="0.36cm" svg:x2="20.496cm" svg:y2="0.36cm"><text:p/></draw:line><text:s/><text:span text:style-name="MT67">Angles</text:span> : <text:span text:style-name="MT62">Comprendre la notion d’angle</text:span></text:p>
      </style:header>
      <style:footer>
        <text:p text:style-name="MP6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/text:p>
      </style:footer>
      <style:footer-left>
        <text:p text:style-name="MP6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Angles</text:span><text:span text:style-name="MT8"> : </text:span><text:span text:style-name="MT68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38" draw:name="Shape3_35" draw:style-name="Mgr9" draw:text-style-name="MP23" svg:x1="11.344cm" svg:y1="0.358cm" svg:x2="20.497cm" svg:y2="0.36cm"><text:p/></draw:line><text:span text:style-name="MT69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335" draw:name="Shape4_184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336" draw:name="Shape4_1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7" draw:name="Shape4_185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_5f_Header_20_G_20_page_20_paire_20__28_G_29_"><draw:line text:anchor-type="paragraph" draw:z-index="334" draw:name="Shape3_30" draw:style-name="Mgr9" draw:text-style-name="MP23" svg:x1="11.435cm" svg:y1="0.388cm" svg:x2="20.496cm" svg:y2="0.36cm"><text:p/></draw:line><text:span text:style-name="MT70">Angles</text:span> : <text:span text:style-name="MT70">Mesurer un angle</text:span></text:p>
      </style:header-left>
      <style:footer>
        <text:p text:style-name="MP6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333" draw:name="Shape4_17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1">Angles </text:span><text:span text:style-name="MT8">: </text:span><text:span text:style-name="MT71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1" draw:name="Shape3_31" draw:style-name="Mgr9" draw:text-style-name="MP23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2" draw:name="Shape3_32" draw:style-name="Mgr9" draw:text-style-name="MP23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63">Angles : </text:span><text:span text:style-name="MT64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63">Angles : </text:span><text:span text:style-name="MT72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63">Angles : </text:span><text:span text:style-name="MT64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328" draw:name="Shape4_18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329" draw:name="Shape4_188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330" draw:name="Shape4_18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26" draw:name="Shape3_34" draw:style-name="Mgr9" draw:text-style-name="MP23" svg:x1="15.448cm" svg:y1="0.365cm" svg:x2="20.496cm" svg:y2="0.36cm"><text:p/></draw:line><text:span text:style-name="MT73">Angles</text:span><text:span text:style-name="MT74"> : </text:span><text:span text:style-name="MT75">Calculer des mesures d’angle</text:span></text:p>
      </style:header>
      <style:header-left>
        <text:p text:style-name="_5f_Header_20_G_20_page_20_paire_20__28_G_29_"><draw:line text:anchor-type="paragraph" draw:z-index="327" draw:name="Shape3_36" draw:style-name="Mgr9" draw:text-style-name="MP23" svg:x1="15.448cm" svg:y1="0.365cm" svg:x2="20.496cm" svg:y2="0.36cm"><text:p/></draw:line><text:span text:style-name="MT73">Angles : </text:span><text:span text:style-name="MT75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63">Angles : </text:span><text:span text:style-name="MT64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63">Angles : </text:span><text:span text:style-name="MT76">Calculer des </text:span><text:span text:style-name="MT72">Mesure</text:span><text:span text:style-name="MT76">s</text:span><text:span text:style-name="MT72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<text:span text:style-name="MT63">Angles : </text:span><text:span text:style-name="MT77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53"><draw:line text:anchor-type="paragraph" draw:z-index="259" draw:name="Shape3_39" draw:style-name="Mgr6" draw:text-style-name="MP23" svg:x1="10.308cm" svg:y1="0.388cm" svg:x2="20.496cm" svg:y2="0.36cm"><text:p/></draw:line><draw:path text:anchor-type="paragraph" draw:z-index="260" draw:name="Shape1_12" draw:style-name="Mgr5" draw:text-style-name="MP22" svg:width="4.329cm" svg:height="2.238cm" svg:x="-1.5cm" svg:y="-1.001cm" svg:viewBox="0 0 4330 2239" svg:d="M0 2239l3984-288c209-15 363-167 345-342l-170-1609h-4159z"><text:p/></draw:path><text:span text:style-name="MT37">Fractions</text:span><text:span text:style-name="MT38"> : </text:span><text:span text:style-name="MT39">Problèmes</text:span><text:span text:style-name="MT38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61" draw:name="Shape4_258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40">F</text:span>ractions : Problèmes</text:p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173" draw:name="Shape4_10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174" draw:name="Shape4_1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5" draw:name="Shape4_121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4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71" draw:name="Shape4_109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78">Périmètre : </text:span><text:span text:style-name="MT79">Problèmes</text:span></text:p></draw:text-box></draw:frame></text:p>
      </style:footer>
      <style:footer-left>
        <text:p text:style-name="MP54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8">Périmètre : </text:span><text:span text:style-name="MT79">Problèmes</text:span></text:p></draw:text-box></draw:frame><draw:g text:anchor-type="paragraph" draw:z-index="172" draw:name="Shape4_122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7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0" draw:name="Shape4_145" draw:style-name="Mgr1"><draw:path draw:style-name="Mgr4" draw:text-style-name="MP11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0">Conversions d’unités : </text:span><text:span text:style-name="MT81">Volume</text:span><text:span text:style-name="MT8"> </text:span></text:p></draw:text-box></draw:frame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8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9">Conversions d’unités : longueurs</text:p></draw:text-box></draw:frame><draw:g text:anchor-type="paragraph" draw:z-index="167" draw:name="Shape4_12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68" draw:name="Shape4_13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0">Conversions d’unités : longueurs</text:p></draw:text-box></draw:frame><draw:g text:anchor-type="paragraph" draw:z-index="169" draw:name="Shape4_177" draw:style-name="Mgr1"><draw:path draw:style-name="Mgr4" draw:text-style-name="MP11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2">Conversions d’unités : longueurs</text:span></text:p>
      </style:header>
      <style:header-left>
        <text:p text:style-name="_5f_Header_20_N_20_page_20_impaire_20__28_D_29_"><text:s/><text:span text:style-name="MT82">Conversions d’unités : longueurs</text:span></text:p>
      </style:header-left>
      <style:footer>
        <text:p text:style-name="MP6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0">Conversions d’unités : longueurs</text:span><text:span text:style-name="MT8"> </text:span></text:p></draw:text-box></draw:frame><draw:g text:anchor-type="paragraph" draw:z-index="164" draw:name="Shape4_84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165" draw:name="Shape4_124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12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2">Conversions d’unités : </text:span><text:span text:style-name="MT83">masses</text:span></text:p>
      </style:header>
      <style:header-left>
        <text:p text:style-name="_5f_Header_20_N_20_page_20_impaire_20__28_D_29_"><text:s/><text:span text:style-name="MT82">Conversions d’unités : </text:span><text:span text:style-name="MT83">masses</text:span></text:p>
      </style:header-left>
      <style:footer>
        <text:p text:style-name="MP6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0">Conversions d’unités : </text:span><text:span text:style-name="MT84">masses</text:span><text:span text:style-name="MT8"> </text:span></text:p></draw:text-box></draw:frame><draw:g text:anchor-type="paragraph" draw:z-index="161" draw:name="Shape4_12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162" draw:name="Shape4_12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13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3"><text:s/></text:span><text:span text:style-name="MT82">Conversions d’unités : </text:span><text:span text:style-name="MT83">masses</text:span></text:p>
      </style:header>
      <style:header-left>
        <text:p text:style-name="_5f_Header_20_N_20_page_20_impaire_20__28_D_29_"><text:span text:style-name="MT83"><text:s/></text:span><text:span text:style-name="MT82">Conversions d’unités : </text:span><text:span text:style-name="MT83">masses</text:span></text:p>
      </style:header-left>
      <style:footer>
        <text:p text:style-name="MP61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0">Conversions d’unités : </text:span><text:span text:style-name="MT85">Masses</text:span><text:span text:style-name="MT8"> </text:span></text:p></draw:text-box></draw:frame><draw:g text:anchor-type="paragraph" draw:z-index="158" draw:name="Shape4_12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draw:g text:anchor-type="paragraph" draw:z-index="159" draw:name="Shape4_12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60" draw:name="Shape4_3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86">Conversions d’unités : </text:span><text:span text:style-name="MT8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2">Conversions d’unités : </text:span><text:span text:style-name="MT88">Capacités</text:span></text:p>
      </style:header>
      <style:header-left>
        <text:p text:style-name="Header"><text:s/><text:span text:style-name="MT82">Conversions d’unités : </text:span><text:span text:style-name="MT88">Capacités</text:span></text:p>
      </style:header-left>
      <style:footer>
        <text:p text:style-name="MP6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0">Conversions d’unités : </text:span><text:span text:style-name="MT89">capacités</text:span><text:span text:style-name="MT8"> </text:span></text:p></draw:text-box></draw:frame><draw:g text:anchor-type="paragraph" draw:z-index="155" draw:name="Shape4_13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156" draw:name="Shape4_13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7" draw:name="Shape4_135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0">Conversions d’unités : </text:span><text:span text:style-name="MT88">Capacités</text:span></text:p>
      </style:header>
      <style:header-left>
        <text:p text:style-name="_5f_Header_20_N_20_page_20_impaire_20__28_D_29_"><text:span text:style-name="MT90">Conversions d’unités : </text:span><text:span text:style-name="MT8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0">Conversions d’unités : </text:span><text:span text:style-name="MT91">Capacités</text:span><text:span text:style-name="MT8"> </text:span></text:p></draw:text-box></draw:frame><draw:g text:anchor-type="paragraph" draw:z-index="154" draw:name="Shape4_14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2">Conversions d’unités : </text:span><text:span text:style-name="MT92">Temps et d</text:span><text:span text:style-name="MT93">urées</text:span></text:p>
      </style:header>
      <style:header-left>
        <text:p text:style-name="Header"><text:s/><text:span text:style-name="MT82">Conversions d’unités : </text:span><text:span text:style-name="MT92">Temps et d</text:span><text:span text:style-name="MT93">urées</text:span></text:p>
      </style:header-left>
      <style:footer>
        <text:p text:style-name="MP6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0">Conversions d’unités : </text:span><text:span text:style-name="MT94">temps et </text:span><text:span text:style-name="MT95">durées</text:span><text:span text:style-name="MT8"> </text:span></text:p></draw:text-box></draw:frame><draw:g text:anchor-type="paragraph" draw:z-index="151" draw:name="Shape4_13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152" draw:name="Shape4_138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53" draw:name="Shape4_13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0">Conversions d’unités : </text:span><text:span text:style-name="MT92">Temps et d</text:span><text:span text:style-name="MT93">urées</text:span></text:p>
      </style:header>
      <style:header-left>
        <text:p text:style-name="_5f_Header_20_N_20_page_20_impaire_20__28_D_29_"><text:span text:style-name="MT90">Conversions d’unités : </text:span><text:span text:style-name="MT92">Temps et d</text:span><text:span text:style-name="MT9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0">Conversions d’unités : </text:span><text:span text:style-name="MT94">temps et </text:span><text:span text:style-name="MT95">durées</text:span><text:span text:style-name="MT8"> </text:span></text:p></draw:text-box></draw:frame><draw:g text:anchor-type="paragraph" draw:z-index="149" draw:name="Shape4_13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50" draw:name="Shape4_141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86">Conversions d’unités : </text:span><text:span text:style-name="MT94">temps et </text:span><text:span text:style-name="MT9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2">Conversions d’unités : </text:span><text:span text:style-name="MT96">Temps et durées</text:span></text:p>
      </style:header>
      <style:header-left>
        <text:p text:style-name="_5f_Header_20_N_20_page_20_impaire_20__28_D_29_"><text:s/><text:span text:style-name="MT82">Conversions d’unités : </text:span><text:span text:style-name="MT96">Temps et durées</text:span></text:p>
      </style:header-left>
      <style:footer>
        <text:p text:style-name="MP6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0">Conversions d’unités : </text:span><text:span text:style-name="MT97">Temps et </text:span><text:span text:style-name="MT98">Durée</text:span><text:span text:style-name="MT8"> </text:span></text:p></draw:text-box></draw:frame><draw:g text:anchor-type="paragraph" draw:z-index="146" draw:name="Shape4_13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147" draw:name="Shape4_143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1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0">Conversions d’unités : </text:span><text:span text:style-name="MT99">Vitesse</text:span></text:p>
      </style:header>
      <style:header-left>
        <text:p text:style-name="_5f_Header_20_N_20_page_20_impaire_20__28_D_29_"><text:span text:style-name="MT90">Conversions d’unités : </text:span><text:span text:style-name="MT9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0">Conversions d’unités : </text:span><text:span text:style-name="MT100">vitesse</text:span><text:span text:style-name="MT8"> </text:span></text:p></draw:text-box></draw:frame><draw:g text:anchor-type="paragraph" draw:z-index="144" draw:name="Shape4_14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45" draw:name="Shape4_4" draw:style-name="Mgr1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86">Conversions d’unités : </text:span><text:span text:style-name="MT10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2">Conversions d’unités : </text:span><text:span text:style-name="MT101">Aires</text:span></text:p>
      </style:header>
      <style:header-left>
        <text:p text:style-name="Header"><text:s/><text:span text:style-name="MT82">Conversions d’unités : </text:span><text:span text:style-name="MT101">Aires</text:span></text:p>
      </style:header-left>
      <style:footer>
        <text:p text:style-name="MP6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0">Conversions d’unités : </text:span><text:span text:style-name="MT102">aires</text:span></text:p></draw:text-box></draw:frame><draw:g text:anchor-type="paragraph" draw:z-index="141" draw:name="Shape4_5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142" draw:name="Shape4_15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3" draw:name="Shape4_2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0">Conversions d’unités : </text:span><text:span text:style-name="MT101">Aires</text:span></text:p>
      </style:header>
      <style:header-left>
        <text:p text:style-name="_5f_Header_20_N_20_page_20_paire_20__28_G_29_"><text:span text:style-name="MT90">Conversions d’unités : </text:span><text:span text:style-name="MT10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0">Conversions d’unités : </text:span><text:span text:style-name="MT102">Aires</text:span></text:h></draw:text-box></draw:frame><draw:g text:anchor-type="paragraph" draw:z-index="140" draw:name="Shape4_14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2">Conversions d’unités : </text:span><text:span text:style-name="MT103">Problèmes</text:span></text:p>
      </style:header>
      <style:header-left>
        <text:p text:style-name="_5f_Header_20_N_20_page_20_paire_20__28_G_29_"><text:s/><text:span text:style-name="MT82">Conversions d’unités : </text:span><text:span text:style-name="MT103">Problèmes</text:span></text:p>
      </style:header-left>
      <style:footer>
        <text:p text:style-name="MP6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0">Conversions d’unités : </text:span><text:span text:style-name="MT104">problèmes</text:span></text:p></draw:text-box></draw:frame><draw:g text:anchor-type="paragraph" draw:z-index="138" draw:name="Shape4_147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05">Conversions d’unités </text:span><text:span text:style-name="MT8">: </text:span><text:span text:style-name="MT105">problèmes</text:span></text:p></draw:text-box></draw:frame><draw:g text:anchor-type="paragraph" draw:z-index="139" draw:name="Shape4_63" draw:style-name="Mgr1"><draw:path draw:style-name="Mgr4" draw:text-style-name="MP11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3"><text:span text:style-name="MT90">Conversions d’unités : </text:span><text:span text:style-name="MT103">Problèmes</text:span></text:p>
      </style:header>
      <style:header-left>
        <text:p text:style-name="MP63"><text:span text:style-name="MT90">Conversions d’unités : </text:span><text:span text:style-name="MT10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0">Conversions d’unités : </text:span><text:span text:style-name="MT104">problèmes</text:span></text:p></draw:text-box></draw:frame><draw:g text:anchor-type="paragraph" draw:z-index="136" draw:name="Shape4_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2"><text:span text:style-name="MT86">Conversions d’unités : </text:span><text:span text:style-name="MT104">problèmes</text:span></text:p></draw:text-box></draw:frame><draw:g text:anchor-type="paragraph" draw:z-index="137" draw:name="Shape4_142" draw:style-name="Mgr1"><draw:path draw:style-name="Mgr4" draw:text-style-name="MP11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133" draw:name="Shape4_10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134" draw:name="Shape4_155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35" draw:name="Shape4_15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4"><text:span text:style-name="MT106"><text:s text:c="15"/>A</text:span>ires : Aire et unité</text:p>
      </style:header>
      <style:header-left>
        <text:p text:style-name="MP64"><text:span text:style-name="MT10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32" draw:name="Shape4_157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25">Géométrie plane, </text:span><text:span text:style-name="MT107">partie 1</text:span> : <text:span text:style-name="MT108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09">Géométrie plane, </text:span><text:span text:style-name="MT110">partie 1</text:span><text:span text:style-name="MT109"> : </text:span><text:span text:style-name="MT111">assembler et décomposer</text:span></text:p></draw:text-box></draw:frame><draw:g text:anchor-type="paragraph" draw:z-index="130" draw:name="Shape4_216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31" draw:name="Shape4_21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29">Géométrie plane, </text:span><text:span text:style-name="MT110">partie 1</text:span><text:span text:style-name="MT29"> : </text:span><text:span text:style-name="MT11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8"><text:span text:style-name="MT112">Géométrie plane</text:span><text:span text:style-name="MT113"> : </text:span><text:span text:style-name="MT114">Vocabulaire</text:span></text:p>
      </style:header>
      <style:footer>
        <text:p text:style-name="MP6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29">Géométrie plane : </text:span><text:span text:style-name="MT115">vocabulaire</text:span></text:p></draw:text-box></draw:frame><draw:g text:anchor-type="paragraph" draw:z-index="128" draw:name="Shape4_21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29">Géométrie plane : </text:span><text:span text:style-name="MT115">vocabulaire</text:span></text:p></draw:text-box></draw:frame><draw:g text:anchor-type="paragraph" draw:z-index="129" draw:name="Shape4_21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25">Géométrie plane, </text:span><text:span text:style-name="MT107">partie 1</text:span> : <text:span text:style-name="MT11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09">Géométrie plane, </text:span><text:span text:style-name="MT110">partie 1</text:span><text:span text:style-name="MT109"> : </text:span><text:span text:style-name="MT117">coder</text:span></text:p></draw:text-box></draw:frame><draw:g text:anchor-type="paragraph" draw:z-index="126" draw:name="Shape4_211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29">Géométrie plane, </text:span><text:span text:style-name="MT110">partie 1</text:span><text:span text:style-name="MT29"> : </text:span><text:span text:style-name="MT117">coder</text:span></text:p></draw:text-box></draw:frame><draw:g text:anchor-type="paragraph" draw:z-index="127" draw:name="Shape4_212" draw:style-name="Mgr1"><draw:path draw:style-name="Mgr2" draw:text-style-name="MP4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8"><text:span text:style-name="MT112">Géométrie plane</text:span><text:span text:style-name="MT113"> : </text:span><text:span text:style-name="MT114">Vocabulaire</text:span></text:p>
      </style:header>
      <style:header-left>
        <text:p text:style-name="MP68"><text:span text:style-name="MT112">Géométrie plane</text:span><text:span text:style-name="MT113"> : </text:span><text:span text:style-name="MT114">Vocabulaire</text:span></text:p>
      </style:header-left>
      <style:footer>
        <text:p text:style-name="MP6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29">Géométrie plane : </text:span><text:span text:style-name="MT115">vocabulaire</text:span></text:p></draw:text-box></draw:frame><draw:g text:anchor-type="paragraph" draw:z-index="124" draw:name="Shape4_20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29">Géométrie plane : </text:span><text:span text:style-name="MT115">vocabulaire</text:span></text:p></draw:text-box></draw:frame><draw:g text:anchor-type="paragraph" draw:z-index="125" draw:name="Shape4_21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25">Géométrie plane</text:span> : <text:span text:style-name="MT26">P</text:span><text:span text:style-name="MT27">arallèles, perpendiculaires,<text:line-break/> </text:span><text:span text:style-name="MT28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draw:g text:anchor-type="paragraph" draw:z-index="122" draw:name="Shape4_20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9">Géométrie plane : </text:span><text:span text:style-name="MT30">Parallèles, perpendiculaires, </text:span><text:span text:style-name="MT31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29">Géométrie plane : </text:span><text:span text:style-name="MT30">parallèles, perpendiculaires, </text:span><text:span text:style-name="MT31">distances</text:span></text:p></draw:text-box></draw:frame><draw:g text:anchor-type="paragraph" draw:z-index="123" draw:name="Shape4_206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 : </text:span><text:span text:style-name="MT26">parallèles, perpendiculaires, </text:span><text:span text:style-name="MT2">distances</text:span></text:p></draw:text-box></draw:frame><draw:g text:anchor-type="paragraph" draw:z-index="120" draw:name="Shape4_20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 : </text:span><text:span text:style-name="MT26">parallèles, perpendiculaires, </text:span><text:span text:style-name="MT2">distances</text:span></text:p></draw:text-box></draw:frame><draw:g text:anchor-type="paragraph" draw:z-index="121" draw:name="Shape4_1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25">Géométrie plane</text:span> : <text:span text:style-name="MT119">Milieu, alignement, </text:span><text:span text:style-name="MT12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18" draw:name="Shape4_1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09">Géométrie plane : </text:span><text:span text:style-name="MT121">milieu, Alignement, </text:span><text:span text:style-name="MT122">APPARTENANCE</text:span></text:p></draw:text-box></draw:frame></text:p>
      </style:footer>
      <style:footer-left>
        <text:p text:style-name="MP6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19" draw:name="Shape4_15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29">Géométrie plane : </text:span><text:span text:style-name="MT121">milieu, alignement, </text:span><text:span text:style-name="MT12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0"><text:span text:style-name="MT123">S</text:span><text:span text:style-name="MT124">olides</text:span> : <text:span text:style-name="MT123">Vocabulaire, nature</text:span></text:p>
      </style:header>
      <style:footer>
        <text:p text:style-name="MP6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16" draw:name="Shape4_1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17" draw:name="Shape4_1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25">Géométrie plane</text:span> : <text:span text:style-name="MT25">Points, droites </text:span><text:span text:style-name="MT125">et cercles</text:span></text:p>
      </style:header>
      <style:footer>
        <text:p text:style-name="MP6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14" draw:name="Shape4_20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26">et cercles</text:span></text:p></draw:text-box></draw:frame></text:p>
      </style:footer>
      <style:footer-left>
        <text:p text:style-name="MP6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15" draw:name="Shape4_2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2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0"><text:span text:style-name="MT123">S</text:span><text:span text:style-name="MT124">olides</text:span> : <text:span text:style-name="MT123">Vocabulaire, nature</text:span></text:p>
      </style:header>
      <style:footer>
        <text:p text:style-name="MP6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12" draw:name="Shape4_20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113" draw:name="Shape4_201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10"><text:span text:style-name="MT10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10" draw:name="Shape4_1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>
      <style:footer-left>
        <text:p text:style-name="MP6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11" draw:name="Shape4_1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27">R</text:span><text:span text:style-name="MT128">epères du plan : Se </text:span><text:span text:style-name="MT129">déplacer</text:span></text:p>
      </style:header>
      <style:footer>
        <text:p text:style-name="MP6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Repères du plan : Se </text:span><text:span text:style-name="MT130">déplacer</text:span></text:p></draw:text-box></draw:frame><draw:g text:anchor-type="paragraph" draw:z-index="108" draw:name="Shape4_192" draw:style-name="Mgr1"><draw:path draw:style-name="Mgr2" draw:text-style-name="MP4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<text:span text:style-name="MT8">Repères du plan : se </text:span><text:span text:style-name="MT130">déplacer</text:span></text:p></draw:text-box></draw:frame><draw:g text:anchor-type="paragraph" draw:z-index="109" draw:name="Shape4_19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10"><text:span text:style-name="MT10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06" draw:name="Shape4_19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>
      <style:footer-left>
        <text:p text:style-name="MP6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07" draw:name="Shape4_19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2">R</text:span>epères du plan : Se repérer</text:p>
      </style:header>
      <style:header-left>
        <text:p text:style-name="_5f_Header_20_G_20_page_20_paire_20__28_G_29_"><text:span text:style-name="MT2">R</text:span>epères du plan : Se repérer</text:p>
      </style:header-left>
      <style:footer>
        <text:p text:style-name="MP6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Repères du plan : Se repérer</text:p></draw:text-box></draw:frame><draw:g text:anchor-type="paragraph" draw:z-index="104" draw:name="Shape4_11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5">Repères du plan : se repérer</text:p></draw:text-box></draw:frame><draw:g text:anchor-type="paragraph" draw:z-index="105" draw:name="Shape4_18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6">Volumes : Volumes par comptage</text:p>
      </style:header>
      <style:footer>
        <text:p text:style-name="MP6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03" draw:name="Shape4_179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/><text:span text:style-name="MT13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8"><draw:line text:anchor-type="paragraph" draw:z-index="96" draw:name="Shape7_8" draw:style-name="Mgr11" draw:text-style-name="MP23" svg:x1="9.042cm" svg:y1="0.36cm" svg:x2="20.461cm" svg:y2="0.36cm"><text:p/></draw:line><draw:path text:anchor-type="paragraph" draw:z-index="97" draw:name="Shape5_1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98" draw:name="Shape6_2" draw:style-name="Mgr13" draw:text-style-name="MP80" svg:width="2.703cm" svg:height="0.715cm" draw:transform="rotate (0.0872664625997165) translate (-0.172861111111111cm 0.218722222222222cm)"><draw:text-box><text:p text:style-name="MP23"><text:span text:style-name="MT132">Série 1</text:span></text:p></draw:text-box></draw:frame>T<text:span text:style-name="MT133">itre de la série</text:span></text:p>
      </style:header>
      <style:header-left>
        <text:p text:style-name="MP78"><draw:line text:anchor-type="paragraph" draw:z-index="100" draw:name="Shape7_9" draw:style-name="Mgr11" draw:text-style-name="MP23" svg:x1="9.042cm" svg:y1="0.36cm" svg:x2="20.461cm" svg:y2="0.36cm"><text:p/></draw:line><draw:path text:anchor-type="paragraph" draw:z-index="101" draw:name="Shape5_2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102" draw:name="Shape6_5" draw:style-name="Mgr13" draw:text-style-name="MP80" svg:width="2.703cm" svg:height="0.715cm" draw:transform="rotate (0.0872664625997165) translate (-0.172861111111111cm 0.218722222222222cm)"><draw:text-box><text:p text:style-name="MP23"><text:span text:style-name="MT132">Série 1</text:span></text:p></draw:text-box></draw:frame>T<text:span text:style-name="MT133">itre de la série</text:span></text:p>
      </style:header-left>
      <style:footer>
        <text:p text:style-name="MP6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99" draw:name="Shape8_5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34">Angles</text:span> • <text:span text:style-name="MT13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1"><text:span text:style-name="MT10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95" draw:name="Shape4_178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92" draw:name="Shape4_18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93" draw:name="Shape4_182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94" draw:name="Shape4_18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3"><text:span text:style-name="MT135"><text:s text:c="15"/>A</text:span><text:span text:style-name="MT136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91" draw:name="Shape4_169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88" draw:name="Shape4_166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89" draw:name="Shape4_167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90" draw:name="Shape4_16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85" draw:name="Shape4_170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86" draw:name="Shape4_17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7" draw:name="Shape4_172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5"><text:span text:style-name="MT10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84" draw:name="Shape4_173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8"><draw:path text:anchor-type="paragraph" draw:z-index="77" draw:name="Shape5_3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78" draw:name="Shape6_3" draw:style-name="Mgr13" draw:text-style-name="MP80" svg:width="2.703cm" svg:height="0.715cm" draw:transform="rotate (0.0872664625997165) translate (-0.172861111111111cm 0.218722222222222cm)"><draw:text-box><text:p text:style-name="MP23"><text:span text:style-name="MT132">Série 1</text:span></text:p></draw:text-box></draw:frame><draw:line text:anchor-type="paragraph" draw:z-index="79" draw:name="Shape7_6" draw:style-name="Mgr11" draw:text-style-name="MP23" svg:x1="9.042cm" svg:y1="0.36cm" svg:x2="20.461cm" svg:y2="0.36cm"><text:p/></draw:line>T<text:span text:style-name="MT133">itre de la série</text:span></text:p>
      </style:header>
      <style:header-left>
        <text:p text:style-name="MP78"><draw:path text:anchor-type="paragraph" draw:z-index="81" draw:name="Shape5_4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82" draw:name="Shape6_4" draw:style-name="Mgr13" draw:text-style-name="MP80" svg:width="2.703cm" svg:height="0.715cm" draw:transform="rotate (0.0872664625997165) translate (-0.172861111111111cm 0.218722222222222cm)"><draw:text-box><text:p text:style-name="MP23"><text:span text:style-name="MT132">Série 1</text:span></text:p></draw:text-box></draw:frame><draw:line text:anchor-type="paragraph" draw:z-index="83" draw:name="Shape7_3" draw:style-name="Mgr11" draw:text-style-name="MP23" svg:x1="9.042cm" svg:y1="0.36cm" svg:x2="20.461cm" svg:y2="0.36cm"><text:p/></draw:line>T<text:span text:style-name="MT133">itre de la série</text:span></text:p>
      </style:header-left>
      <style:footer>
        <text:p text:style-name="MP6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80" draw:name="Shape8_4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34">Angles</text:span> • <text:span text:style-name="MT13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37">Volumes : </text:span><text:span text:style-name="MT138">Calculs et conversions</text:span></text:p>
      </style:header>
      <style:header-left>
        <text:p text:style-name="_5f_Header_20_M_20_page_20_paire_20__28_G_29_"><text:span text:style-name="MT137">Volumes : </text:span><text:span text:style-name="MT138">Calculs et conversions</text:span></text:p>
      </style:header-left>
      <style:footer>
        <text:list xml:id="list2564472247" text:style-name="_5f_Numérotation_20_des_20_exercices">
          <text:list-item>
            <text:list>
              <text:list-item>
                <text:p text:style-name="MP87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/><text:span text:style-name="MT131">Volumes : </text:span><text:span text:style-name="MT139">Calculs et conversions</text:span> </text:p></draw:text-box></draw:frame><draw:g text:anchor-type="paragraph" draw:z-index="75" draw:name="Shape4_174" draw:style-name="Mgr1"><draw:path draw:style-name="Mgr10" draw:text-style-name="MP55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15050742979609" text:continue-numbering="true" text:style-name="_5f_Numérotation_20_des_20_exercices">
          <text:list-item>
            <text:list>
              <text:list-item>
                <text:p text:style-name="MP87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/><text:span text:style-name="MT131">Volumes : </text:span><text:span text:style-name="MT139">Calculs et conversions</text:span> </text:p></draw:text-box></draw:frame><draw:g text:anchor-type="paragraph" draw:z-index="76" draw:name="Shape4_175" draw:style-name="Mgr1"><draw:path draw:style-name="Mgr10" draw:text-style-name="MP55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0"><text:span text:style-name="MT123">S</text:span><text:span text:style-name="MT124">olides</text:span> : <text:span text:style-name="MT123">Vocabulaire, nature</text:span></text:p>
      </style:header>
      <style:footer>
        <text:p text:style-name="MP6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73" draw:name="Shape4_19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74" draw:name="Shape4_19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8"><text:span text:style-name="MT25">Géométrie plane</text:span> : <text:span text:style-name="MT140">D</text:span><text:span text:style-name="MT25">roites, </text:span><text:span text:style-name="MT141">demi-droites </text:span><text:span text:style-name="MT142">&amp; </text:span><text:span text:style-name="MT141">segments</text:span></text:p>
      </style:header>
      <style:footer>
        <text:p text:style-name="MP6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71" draw:name="Shape4_19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09">Géométrie plane : </text:span><text:span text:style-name="MT29">droites, </text:span><text:span text:style-name="MT143">DEMI-droites et segments</text:span></text:p></draw:text-box></draw:frame></text:p>
      </style:footer>
      <style:footer-left>
        <text:p text:style-name="MP6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72" draw:name="Shape4_19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29">Géométrie plane : droites, </text:span><text:span text:style-name="MT143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9"><text:span text:style-name="MT10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70" draw:name="Shape4_165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44">Aires</text:span><text:span text:style-name="MT78"> <text:s/>: </text:span><text:span text:style-name="MT144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67" draw:name="Shape4_16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68" draw:name="Shape4_163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69" draw:name="Shape4_16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45">Aires </text:span>: <text:span text:style-name="MT145">problèmes <text:s text:c="4"/></text:span></text:h>
      </style:footer>
      <style:footer-left>
        <text:p text:style-name="MP90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footer>
        <text:p text:style-name="MP6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64" draw:name="Shape4_159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65" draw:name="Shape4_160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66" draw:name="Shape4_15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1"><text:span text:style-name="MT106"><text:s text:c="15"/>A</text:span>ires : Calculer une aire</text:p>
      </style:header>
      <style:footer>
        <text:p text:style-name="MP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63" draw:name="Shape4_161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3"><text:span text:style-name="MT146">Constructions géométriques : </text:span><text:span text:style-name="MT147">Reproduire</text:span></text:p>
      </style:header>
      <style:header-left>
        <text:p text:style-name="MP93"><text:span text:style-name="MT146">Constructions géométriques : </text:span><text:span text:style-name="MT147">Reproduire</text:span></text:p>
      </style:header-left>
      <style:footer>
        <text:p text:style-name="MP6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61" draw:name="Shape10_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48">CONSTRUCTIONS Géométriques : <text:s/></text:span><text:span text:style-name="MT149">REPRODUIRE</text:span></text:p></draw:text-box></draw:frame></text:p>
      </style:footer>
      <style:footer-left>
        <text:p text:style-name="MP6"><draw:frame draw:style-name="Mfr1" draw:name="Frame360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draw:g text:anchor-type="paragraph" draw:z-index="62" draw:name="Shape10_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48">CONSTRUCTIONS Géométriques : <text:s/></text:span><text:span text:style-name="MT149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6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59" draw:name="Shape4_20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49">G</text:span><text:span text:style-name="MT150">éométrie </text:span><text:span text:style-name="MT151">plane </text:span><text:span text:style-name="MT150">: </text:span><text:span text:style-name="MT151">vocabulaire</text:span></text:h></draw:text-box></draw:frame></text:p>
      </style:footer>
      <style:footer-left>
        <text:p text:style-name="MP6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60" draw:name="Shape4_2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49">G</text:span><text:span text:style-name="MT150">éométrie </text:span><text:span text:style-name="MT152">plane</text:span><text:span text:style-name="MT150"> : </text:span><text:span text:style-name="MT152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8"><draw:line text:anchor-type="paragraph" draw:z-index="55" draw:name="Shape9_1" draw:style-name="Mgr9" draw:text-style-name="MP23" svg:x1="11.559cm" svg:y1="0.36cm" svg:x2="20.5cm" svg:y2="0.36cm"><text:p/></draw:line><draw:frame text:anchor-type="paragraph" draw:z-index="56" draw:name="Shape8_6" draw:style-name="Mgr13" draw:text-style-name="MP80" svg:width="2.703cm" svg:height="0.715cm" draw:transform="rotate (0.0872664625997165) translate (-0.172861111111111cm 0.218722222222222cm)"><draw:text-box><text:p text:style-name="MP23"><text:span text:style-name="MT132">Série 1</text:span></text:p></draw:text-box></draw:frame><draw:path text:anchor-type="paragraph" draw:z-index="57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53">itre de la série</text:span></text:p>
      </style:header>
      <style:footer>
        <text:p text:style-name="MP6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58" draw:name="Shape10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54">Éléments de géométrie</text:span> • <text:span text:style-name="MT154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54" draw:name="Shape4_21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46">Constructions géométriques : </text:span><text:span text:style-name="MT147">Reproduire</text:span></text:p>
      </style:header>
      <style:header-left>
        <text:p text:style-name="MP102"><text:span text:style-name="MT146">Constructions géométriques : </text:span><text:span text:style-name="MT147">Reproduire</text:span></text:p>
      </style:header-left>
      <style:footer>
        <text:p text:style-name="MP6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3" draw:name="Shape4_218" draw:style-name="Mgr1"><draw:path draw:style-name="Mgr2" draw:text-style-name="MP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4"><text:span text:style-name="MT148">CONSTRUCTIONS Géométriques : <text:s/></text:span><text:span text:style-name="MT149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55">Constructions géométriques : </text:span><text:span text:style-name="MT156">Reproduire</text:span></text:p>
      </style:header>
      <style:header-left>
        <text:p text:style-name="_5f_Header_20_G_20_page_20_paire_20__28_G_29_"><text:span text:style-name="MT155">Constructions géométriques : </text:span><text:span text:style-name="MT156">Reproduire</text:span></text:p>
      </style:header-left>
      <style:footer>
        <text:p text:style-name="MP6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3"><draw:g text:anchor-type="paragraph" draw:z-index="51" draw:name="Shape4_22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48">CONSTRUCTIONS Géométriques : </text:span><text:span text:style-name="MT149">REPRODUIRE</text:span></text:p></draw:text-box></draw:frame></text:p>
      </style:footer>
      <style:footer-left>
        <text:p text:style-name="MP6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2" draw:name="Shape4_21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48">CONSTRUCTIONS Géométriques : <text:s/></text:span><text:span text:style-name="MT149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3"><text:span text:style-name="MT146">Constructions géométriques : </text:span><text:span text:style-name="MT147">Reproduire</text:span></text:p>
      </style:header>
      <style:footer>
        <text:p text:style-name="MP6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49" draw:name="Shape10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48">CONSTRUCTIONS Géométriques : <text:s/></text:span><text:span text:style-name="MT149">REPRODUIRE</text:span></text:p></draw:text-box></draw:frame></text:p>
      </style:footer>
      <style:footer-left>
        <text:p text:style-name="MP6"><draw:frame draw:style-name="Mfr1" draw:name="Frame350" text:anchor-type="paragraph" svg:y="-0.06cm" draw:z-index="0"><draw:text-box fo:min-height="0.499cm" fo:min-width="3cm"><draw:frame draw:style-name="Mfr2" draw:name="Frame911" text:anchor-type="frame" svg:x="0.45cm" svg:y="0.079cm" svg:width="0.817cm" draw:z-index="0"><draw:text-box fo:min-height="0.355cm"><text:p text:style-name="MP3"><draw:g text:anchor-type="paragraph" draw:z-index="50" draw:name="Shape10_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48">CONSTRUCTIONS Géométriques : <text:s/></text:span><text:span text:style-name="MT149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55">Constructions géométriques : </text:span><text:span text:style-name="MT157">Rédiger</text:span></text:p>
      </style:header>
      <style:header-left>
        <text:p text:style-name="_5f_Header_20_G_20_page_20_paire_20__28_G_29_"><text:span text:style-name="MT155">Constructions géométriques : </text:span><text:span text:style-name="MT157">Rédiger</text:span></text:p>
      </style:header-left>
      <style:footer>
        <text:p text:style-name="MP6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8" draw:name="Shape4_22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48">CONSTRUCTIONS Géométriques : </text:span><text:span text:style-name="MT158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59">S</text:span>olides : <text:span text:style-name="MT159">Vocabulaire, nature</text:span></text:p>
      </style:header>
      <style:header-left>
        <text:p text:style-name="_5f_Header_20_G_20_page_20_impaire_20__28_D_29_"><text:span text:style-name="MT159">S</text:span>olides : <text:span text:style-name="MT159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46" draw:name="Shape4_25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6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4">solides : Vocabulaire, NatuRE</text:p></draw:text-box></draw:frame><draw:g text:anchor-type="paragraph" draw:z-index="47" draw:name="Shape4_256" draw:style-name="Mgr1"><draw:path draw:style-name="Mgr2" draw:text-style-name="MP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0"><text:span text:style-name="MT123">S</text:span><text:span text:style-name="MT124">olides</text:span> : <text:span text:style-name="MT123">Vocabulaire, nature</text:span></text:p>
      </style:header>
      <style:header-left>
        <text:p text:style-name="MP70"><text:span text:style-name="MT123">S</text:span><text:span text:style-name="MT124">olides</text:span> : <text:span text:style-name="MT123">Vocabulaire, nature</text:span></text:p>
      </style:header-left>
      <style:footer>
        <text:p text:style-name="MP6"><draw:frame draw:style-name="Mfr1" draw:name="Frame340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44" draw:name="Shape4_22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45" draw:name="Shape4_2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59">S</text:span>olides : <text:span text:style-name="MT160">Perspective cavalière</text:span></text:p>
      </style:header>
      <style:header-left>
        <text:p text:style-name="_5f_Header_20_G_20_page_20_impaire_20__28_D_29_"><text:span text:style-name="MT159">S</text:span>olides : <text:span text:style-name="MT160">Perspective cavalière</text:span></text:p>
      </style:header-left>
      <style:footer>
        <text:p text:style-name="MP6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42" draw:name="Shape4_22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1">solides : </text:span><text:span text:style-name="MT162">perspective cavalière</text:span></text:h></draw:text-box></draw:frame></text:p>
      </style:footer>
      <style:footer-left>
        <text:p text:style-name="MP6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43" draw:name="Shape4_25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1">solides : </text:span><text:span text:style-name="MT162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3">Solides : </text:span><text:span text:style-name="MT163">Patrons</text:span></text:p>
      </style:header>
      <style:header-left>
        <text:p text:style-name="_5f_Header_20_G_20_page_20_paire_20__28_G_29_"><text:span text:style-name="MT123">Solides : </text:span><text:span text:style-name="MT163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<text:span text:style-name="MT164">patrons</text:span></text:p></draw:text-box></draw:frame><draw:g text:anchor-type="paragraph" draw:z-index="40" draw:name="Shape4_2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64">patrons</text:span></text:h></draw:text-box></draw:frame><draw:g text:anchor-type="paragraph" draw:z-index="41" draw:name="Shape4_252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59">S</text:span>olides : <text:span text:style-name="MT165">Patrons</text:span></text:p>
      </style:header>
      <style:header-left>
        <text:p text:style-name="_5f_Header_20_G_20_page_20_impaire_20__28_D_29_"><text:span text:style-name="MT159">S</text:span>olides : <text:span text:style-name="MT165">Patrons</text:span></text:p>
      </style:header-left>
      <style:footer>
        <text:p text:style-name="MP6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38" draw:name="Shape4_2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1">solides : </text:span><text:span text:style-name="MT166">Patrons</text:span></text:h></draw:text-box></draw:frame></text:p>
      </style:footer>
      <style:footer-left>
        <text:p text:style-name="MP6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39" draw:name="Shape4_2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1">solides : </text:span><text:span text:style-name="MT166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3">S</text:span><text:span text:style-name="MT124">olides</text:span> : <text:span text:style-name="MT123">Vocabulaire, nature</text:span></text:p>
      </style:header>
      <style:header-left>
        <text:p text:style-name="_5f_Header_20_G_20_page_20_impaire_20__28_D_29_"><text:span text:style-name="MT123">S</text:span><text:span text:style-name="MT124">olides</text:span> : <text:span text:style-name="MT123">Vocabulaire, nature</text:span></text:p>
      </style:header-left>
      <style:footer>
        <text:p text:style-name="MP6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36" draw:name="Shape4_2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solides : Vocabulaire, NatuRE</text:p></draw:text-box></draw:frame><draw:g text:anchor-type="paragraph" draw:z-index="37" draw:name="Shape4_2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67">Géométrie plane</text:span><text:span text:style-name="MT123"> : </text:span><text:span text:style-name="MT168">Parallèles, perpendiculaires,<text:line-break/> </text:span><text:span text:style-name="MT169">distances</text:span></text:p>
      </style:header>
      <style:footer>
        <text:p text:style-name="MP6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 : </text:span><text:span text:style-name="MT26">parallèles, perpendiculaires, </text:span><text:span text:style-name="MT2">distances</text:span></text:p></draw:text-box></draw:frame><draw:g text:anchor-type="paragraph" draw:z-index="34" draw:name="Shape4_24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 : </text:span><text:span text:style-name="MT26">parallèles, perpendiculaires, </text:span><text:span text:style-name="MT2">distances</text:span></text:p></draw:text-box></draw:frame><draw:g text:anchor-type="paragraph" draw:z-index="35" draw:name="Shape4_248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0">Symétrie axiale</text:span><text:span text:style-name="MT28"> : </text:span><text:span text:style-name="MT171">Reconnaissance et axes</text:span></text:p>
      </style:header>
      <style:footer>
        <text:p text:style-name="MP2"><draw:frame draw:style-name="Mfr1" draw:name="Frame81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32" draw:name="Shape4_24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">S</text:span>ymétrie axiale : reconnaissance et axes</text:h></draw:text-box></draw:frame></text:p>
      </style:footer>
      <style:footer-left>
        <text:p text:style-name="MP6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33" draw:name="Shape4_246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29">Géométrie plane : </text:span><text:span text:style-name="MT30">parallèles, perpendiculaires, </text:span><text:span text:style-name="MT31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67">Géométrie plane</text:span><text:span text:style-name="MT123"> : </text:span><text:span text:style-name="MT168">Parallèles, perpendiculaires,<text:line-break/> </text:span><text:span text:style-name="MT169">distances</text:span></text:p>
      </style:header>
      <style:footer>
        <text:p text:style-name="MP6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 : </text:span><text:span text:style-name="MT26">parallèles, perpendiculaires, </text:span><text:span text:style-name="MT2">distances</text:span></text:p></draw:text-box></draw:frame><draw:g text:anchor-type="paragraph" draw:z-index="30" draw:name="Shape4_24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 : </text:span><text:span text:style-name="MT26">parallèles, perpendiculaires, </text:span><text:span text:style-name="MT2">distances</text:span></text:p></draw:text-box></draw:frame><draw:g text:anchor-type="paragraph" draw:z-index="31" draw:name="Shape4_24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0">Symétrie axiale</text:span><text:span text:style-name="MT28"> : </text:span><text:span text:style-name="MT170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8" draw:name="Shape4_24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9">S</text:span><text:span text:style-name="MT172">ymétrie axiale : </text:span><text:span text:style-name="MT173">Médiatrice d’un segment</text:span></text:h></draw:text-box></draw:frame></text:p>
      </style:footer>
      <style:footer-left>
        <text:p text:style-name="MP6"><draw:frame draw:style-name="Mfr1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29" draw:name="Shape4_24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09">S</text:span><text:span text:style-name="MT172">ymétrie axiale : </text:span><text:span text:style-name="MT173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 : </text:span><text:span text:style-name="MT26">parallèles, perpendiculaires, </text:span><text:span text:style-name="MT2">distances</text:span></text:p></draw:text-box></draw:frame><draw:g text:anchor-type="paragraph" draw:z-index="26" draw:name="Shape4_22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ymétrie axiale : constructions</text:p></draw:text-box></draw:frame><draw:g text:anchor-type="paragraph" draw:z-index="27" draw:name="Shape4_24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2">S</text:span><text:span text:style-name="MT28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4" draw:name="Shape4_23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2">S</text:span>ymétrie axiale : Constructions</text:h></draw:text-box></draw:frame></text:p>
      </style:footer>
      <style:footer-left>
        <text:p text:style-name="MP6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25" draw:name="Shape4_23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29">Géométrie plane : </text:span><text:span text:style-name="MT30">parallèles, perpendiculaires, </text:span><text:span text:style-name="MT31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67">Géométrie plane</text:span><text:span text:style-name="MT123"> : </text:span><text:span text:style-name="MT168">Parallèles, perpendiculaires,<text:line-break/> </text:span><text:span text:style-name="MT169">distances</text:span></text:p>
      </style:header>
      <style:header-left>
        <text:p text:style-name="MP105"><text:span text:style-name="MT167">Géométrie plane</text:span><text:span text:style-name="MT123"> : </text:span><text:span text:style-name="MT168">Parallèles, perpendiculaires,<text:line-break/> </text:span><text:span text:style-name="MT169">distances</text:span></text:p>
      </style:header-left>
      <style:footer>
        <text:p text:style-name="MP6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 : </text:span><text:span text:style-name="MT26">parallèles, perpendiculaires, </text:span><text:span text:style-name="MT2">distances</text:span></text:p></draw:text-box></draw:frame><draw:g text:anchor-type="paragraph" draw:z-index="22" draw:name="Shape4_23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 : </text:span><text:span text:style-name="MT26">parallèles, perpendiculaires, </text:span><text:span text:style-name="MT2">distances</text:span></text:p></draw:text-box></draw:frame><draw:g text:anchor-type="paragraph" draw:z-index="23" draw:name="Shape4_23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4">Symétrie axiale</text:span><text:span text:style-name="MT28"> : </text:span><text:span text:style-name="MT175">Axes de symétrie de figures</text:span></text:p>
      </style:header>
      <style:header-left>
        <text:p text:style-name="MP109"><text:span text:style-name="MT174">Symétrie axiale</text:span><text:span text:style-name="MT28"> : </text:span><text:span text:style-name="MT175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20" draw:name="Shape4_23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2">S</text:span>ymétrie axiale : axes de symétrie de figures</text:p></draw:text-box></draw:frame></text:p>
      </style:footer>
      <style:footer-left>
        <text:p text:style-name="MP6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21" draw:name="Shape4_23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29">Géométrie plane : </text:span><text:span text:style-name="MT30">parallèles, perpendiculaires, </text:span><text:span text:style-name="MT31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67">Géométrie plane</text:span><text:span text:style-name="MT123"> : </text:span><text:span text:style-name="MT168">Parallèles, perpendiculaires,<text:line-break/> </text:span><text:span text:style-name="MT169">distances</text:span></text:p>
      </style:header>
      <style:footer>
        <text:p text:style-name="MP6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 : </text:span><text:span text:style-name="MT26">parallèles, perpendiculaires, </text:span><text:span text:style-name="MT2">distances</text:span></text:p></draw:text-box></draw:frame><draw:g text:anchor-type="paragraph" draw:z-index="18" draw:name="Shape4_23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 : </text:span><text:span text:style-name="MT26">parallèles, perpendiculaires, </text:span><text:span text:style-name="MT2">distances</text:span></text:p></draw:text-box></draw:frame><draw:g text:anchor-type="paragraph" draw:z-index="19" draw:name="Shape4_23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2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16" draw:name="Shape4_23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2">S</text:span>ymétrie axiale : propriétés</text:p></draw:text-box></draw:frame></text:p>
      </style:footer>
      <style:footer-left>
        <text:p text:style-name="MP6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7" draw:name="Shape4_23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29">Géométrie plane : </text:span><text:span text:style-name="MT30">parallèles, perpendiculaires, </text:span><text:span text:style-name="MT31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67">Géométrie plane</text:span><text:span text:style-name="MT123"> : </text:span><text:span text:style-name="MT168">Parallèles, perpendiculaires,<text:line-break/> </text:span><text:span text:style-name="MT169">distances</text:span></text:p>
      </style:header>
      <style:footer>
        <text:p text:style-name="MP6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 : </text:span><text:span text:style-name="MT26">parallèles, perpendiculaires, </text:span><text:span text:style-name="MT2">distances</text:span></text:p></draw:text-box></draw:frame><draw:g text:anchor-type="paragraph" draw:z-index="14" draw:name="Shape4_22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118">Géométrie plane : </text:span><text:span text:style-name="MT26">parallèles, perpendiculaires, </text:span><text:span text:style-name="MT2">distances</text:span></text:p></draw:text-box></draw:frame><draw:g text:anchor-type="paragraph" draw:z-index="15" draw:name="Shape4_22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2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2" draw:name="Shape4_4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2">S</text:span>ymétrie axiale : pour aller plus loin</text:p></draw:text-box></draw:frame></text:p>
      </style:footer>
      <style:footer-left>
        <text:p text:style-name="MP6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3" draw:name="Shape4_22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29">Géométrie plane : </text:span><text:span text:style-name="MT30">parallèles, perpendiculaires, </text:span><text:span text:style-name="MT31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6" draw:name="Shape3_1" draw:style-name="Mgr15" draw:text-style-name="MP23" svg:x1="10.893cm" svg:y1="0.403cm" svg:x2="20.503cm" svg:y2="0.327cm"><text:p/></draw:line><draw:path text:anchor-type="char" draw:z-index="7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0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9" draw:name="Shape3_38" draw:style-name="Mgr15" draw:text-style-name="MP23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8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15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Résoudre des problèmes</text:p></draw:text-box></draw:frame><draw:g text:anchor-type="paragraph" draw:z-index="11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76" draw:name="Shape3_16" draw:style-name="Mgr11" draw:text-style-name="MP23" svg:x1="12.726cm" svg:y1="0.399cm" svg:x2="20.496cm" svg:y2="0.36cm"><text:p/></draw:line><text:span text:style-name="MT135">Périmètre</text:span> : <text:span text:style-name="MT176">Périmètres et unités</text:span></text:p>
      </style:header>
      <style:header-left>
        <text:p text:style-name="MP116"><draw:line text:anchor-type="paragraph" draw:z-index="178" draw:name="Shape3_17" draw:style-name="Mgr11" draw:text-style-name="MP23" svg:x1="16.083cm" svg:y1="0.383cm" svg:x2="20.496cm" svg:y2="0.36cm"><text:p/></draw:line><text:span text:style-name="MT135">Périmètre</text:span> : <text:span text:style-name="MT176">Périmètres et unités</text:span></text:p>
      </style:header-left>
      <style:footer>
        <text:p text:style-name="MP2"><draw:frame draw:style-name="Mfr1" draw:name="Frame203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77" draw:name="Shape4_107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8">Périmètre <text:s/>: </text:span><text:span text:style-name="MT177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179" draw:name="Shape4_12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180" draw:name="Shape4_263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26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2" draw:name="Shape3_11" draw:style-name="Mgr11" draw:text-style-name="MP23" svg:x1="12.45cm" svg:y1="0.362cm" svg:x2="20.497cm" svg:y2="0.36cm"><text:p/></draw:line><text:span text:style-name="MT135">Périmètre</text:span> : <text:span text:style-name="MT178">Mesurer, reporter</text:span></text:p>
      </style:header>
      <style:header-left>
        <text:p text:style-name="_5f_Header_20_M_20_page_20_impaire_20__28_D_29_"><draw:line text:anchor-type="paragraph" draw:z-index="184" draw:name="Shape3_20" draw:style-name="Mgr11" draw:text-style-name="MP23" svg:x1="12.45cm" svg:y1="0.362cm" svg:x2="20.497cm" svg:y2="0.36cm"><text:p/></draw:line><text:span text:style-name="MT135">Périmètre</text:span> : <text:span text:style-name="MT178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83" draw:name="Shape4_113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78">Périmètre : </text:span><text:span text:style-name="MT179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185" draw:name="Shape4_18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186" draw:name="Shape4_114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11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135">Périmètre</text:span> : <text:span text:style-name="MT135">Calculs sur une figure</text:span></text:p>
      </style:header>
      <style:header-left>
        <text:p text:style-name="_5f_Header_20_M_20_page_20_paire_20__28_G_29_"><text:span text:style-name="MT135">Périmètre</text:span> : <text:span text:style-name="MT135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88" draw:name="Shape4_94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89" draw:name="Shape4_95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0" draw:name="Shape4_96" draw:style-name="Mgr1"><draw:path draw:style-name="Mgr10" draw:text-style-name="MP55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191" draw:name="Shape4_93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192" draw:name="Shape4_102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93" draw:name="Shape4_10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16">Calculer</text:span> : <text:span text:style-name="MT16">Additionner et soustraire</text:span></text:p>
      </style:header>
      <style:header-left>
        <text:p text:style-name="Header"><text:s/><text:span text:style-name="MT16">Calculer</text:span> : <text:span text:style-name="MT16">Additionner et soustraire</text:span></text:p>
      </style:header-left>
      <style:footer>
        <text:p text:style-name="MP6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 : additionner et soustraire</text:span><text:span text:style-name="MT8"> </text:span></text:p></draw:text-box></draw:frame><draw:g text:anchor-type="paragraph" draw:z-index="203" draw:name="Shape4_71" draw:style-name="Mgr1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7">Calculer</text:span><text:span text:style-name="MT8"> : </text:span><text:span text:style-name="MT17">additionner et soustraire</text:span></text:p></draw:text-box></draw:frame><draw:g text:anchor-type="paragraph" draw:z-index="204" draw:name="Shape4_104" draw:style-name="Mgr1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10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06" draw:name="Shape3_4" draw:style-name="Mgr11" draw:text-style-name="MP23" svg:x1="12.104cm" svg:y1="0.392cm" svg:x2="20.497cm" svg:y2="0.36cm"><text:p/></draw:line><text:span text:style-name="MT135">Périmètre</text:span> : <text:span text:style-name="MT180">Coder et calculer</text:span></text:p>
      </style:header>
      <style:header-left>
        <text:p text:style-name="_5f_Header_20_M_20_page_20_impaire_20__28_D_29_"><draw:line text:anchor-type="paragraph" draw:z-index="208" draw:name="Shape3_18" draw:style-name="Mgr11" draw:text-style-name="MP23" svg:x1="12.104cm" svg:y1="0.392cm" svg:x2="20.497cm" svg:y2="0.36cm"><text:p/></draw:line><text:span text:style-name="MT135">Périmètre</text:span> : <text:span text:style-name="MT180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07" draw:name="Shape4_103" draw:style-name="Mgr1"><draw:path draw:style-name="Mgr10" draw:text-style-name="MP5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78">Périmètre : </text:span><text:span text:style-name="MT181">coder et calculer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7-13T11:50:47.306000000</dc:date>
    <meta:editing-duration>P2DT11H46M44S</meta:editing-duration>
    <meta:editing-cycles>227</meta:editing-cycles>
    <meta:generator>LibreOffice/7.1.1.2$Windows_X86_64 LibreOffice_project/fe0b08f4af1bacafe4c7ecc87ce55bb426164676</meta:generator>
    <meta:document-statistic meta:table-count="2" meta:image-count="0" meta:object-count="0" meta:page-count="2" meta:paragraph-count="782" meta:word-count="2887" meta:character-count="19080" meta:non-whitespace-character-count="16603"/>
    <meta:template xlink:type="simple" xlink:actuate="onRequest" xlink:title="lycee_v3" xlink:href="../../fichiers%20définitifs/Modele_cahier.ott" meta:date="2021-07-09T13:45:32.011278978"/>
  </office:meta>
</office:document-meta>
</file>